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9.151cm" table:align="margins" style:may-break-between-rows="false"/>
    </style:style>
    <style:style style:name="Table2.A" style:family="table-column">
      <style:table-column-properties style:column-width="3.092cm" style:rel-column-width="22143*"/>
    </style:style>
    <style:style style:name="Table2.B" style:family="table-column">
      <style:table-column-properties style:column-width="0.568cm" style:rel-column-width="4067*"/>
    </style:style>
    <style:style style:name="Table2.C" style:family="table-column">
      <style:table-column-properties style:column-width="1.829cm" style:rel-column-width="13099*"/>
    </style:style>
    <style:style style:name="Table2.D" style:family="table-column">
      <style:table-column-properties style:column-width="0.411cm" style:rel-column-width="2943*"/>
    </style:style>
    <style:style style:name="Table2.E" style:family="table-column">
      <style:table-column-properties style:column-width="3.251cm" style:rel-column-width="23283*"/>
    </style:style>
    <style:style style:name="Table2.A1" style:family="table-cell">
      <style:table-cell-properties fo:padding="0.049cm" fo:border="none" style:writing-mode="pag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paragraph-properties fo:text-align="start" style:justify-single-word="false"/>
      <style:text-properties officeooo:paragraph-rsid="00d4df5c"/>
    </style:style>
    <style:style style:name="P13" style:family="paragraph" style:parent-style-name="Footer">
      <style:paragraph-properties fo:text-align="start" style:justify-single-word="false"/>
      <style:text-properties officeooo:paragraph-rsid="0211dd7e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8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8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9c03d7" officeooo:paragraph-rsid="00863005"/>
    </style:style>
    <style:style style:name="P87" style:family="paragraph" style:parent-style-name="Header">
      <style:paragraph-properties fo:text-align="center" style:justify-single-word="false"/>
      <style:text-properties officeooo:paragraph-rsid="00ab054e"/>
    </style:style>
    <style:style style:name="P88" style:family="paragraph" style:parent-style-name="Header">
      <style:paragraph-properties fo:text-align="center" style:justify-single-word="false"/>
      <style:text-properties officeooo:paragraph-rsid="00c10aa6"/>
    </style:style>
    <style:style style:name="P89" style:family="paragraph" style:parent-style-name="Header">
      <style:paragraph-properties fo:text-align="start" style:justify-single-word="false"/>
      <style:text-properties officeooo:paragraph-rsid="0289fb01"/>
    </style:style>
    <style:style style:name="P90" style:family="paragraph" style:parent-style-name="Header">
      <style:paragraph-properties fo:text-align="start" style:justify-single-word="false"/>
      <style:text-properties officeooo:paragraph-rsid="0211dd7e"/>
    </style:style>
    <style:style style:name="P91" style:family="paragraph" style:parent-style-name="Header">
      <style:paragraph-properties fo:text-align="start" style:justify-single-word="false"/>
      <style:text-properties officeooo:paragraph-rsid="02a56131"/>
    </style:style>
    <style:style style:name="P9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5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00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1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Paragraphe_5f_Réponse_5f_Pointillés_5f_Grisés_5f_avec_5f_bordure_5f_supérieure">
      <style:text-properties officeooo:paragraph-rsid="01d9ebd7"/>
    </style:style>
    <style:style style:name="P104" style:family="paragraph" style:parent-style-name="_5f_Paragraphe_5f_Réponse_5f_Pointillés_5f_Grisés_5f_avec_5f_bordure_5f_supérieure">
      <style:text-properties officeooo:paragraph-rsid="01db3148"/>
    </style:style>
    <style:style style:name="P105" style:family="paragraph" style:parent-style-name="_5f_Paragraphe_5f_Réponse_5f_Pointillés_5f_Grisés_5f_avec_5f_bordure_5f_supérieure">
      <style:text-properties officeooo:paragraph-rsid="01de54fe"/>
    </style:style>
    <style:style style:name="P106" style:family="paragraph" style:parent-style-name="_5f_Paragraphe_5f_Réponse_5f_Pointillés_5f_Grisés_5f_avec_5f_bordure_5f_supérieure">
      <style:text-properties officeooo:paragraph-rsid="01e8eab0"/>
    </style:style>
    <style:style style:name="P107" style:family="paragraph" style:parent-style-name="_5f_Paragraphe_5f_opération_5f_posée">
      <style:text-properties officeooo:paragraph-rsid="01d9ebd7"/>
    </style:style>
    <style:style style:name="P108" style:family="paragraph" style:parent-style-name="_5f_Paragraphe_5f_opération_5f_posée">
      <style:text-properties officeooo:paragraph-rsid="01db3148"/>
    </style:style>
    <style:style style:name="P109" style:family="paragraph" style:parent-style-name="_5f_Paragraphe_5f_opération_5f_posée">
      <style:text-properties officeooo:paragraph-rsid="01de54fe"/>
    </style:style>
    <style:style style:name="P110" style:family="paragraph" style:parent-style-name="_5f_Footer_20_page_20_impaire_20__28_D_29_"/>
    <style:style style:name="P111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3" style:family="paragraph" style:parent-style-name="_5f_Footer_20_page_20_paire_20__28_G_29_">
      <style:text-properties fo:font-size="9pt" style:font-size-asian="9pt" style:font-size-complex="9pt"/>
    </style:style>
    <style:style style:name="P114" style:family="paragraph" style:parent-style-name="_5f_Footer_20_page_20_paire_20__28_G_29_"/>
    <style:style style:name="P115" style:family="paragraph" style:parent-style-name="_5f_Paragraphe_5f_Réponse_5f_Elève" style:list-style-name="_5f_Numérotation_20_des_20_exercices"/>
    <style:style style:name="P116" style:family="paragraph" style:parent-style-name="_5f_Paragraphe_5f_Réponse_5f_Elève" style:list-style-name="_5f_Numérotation_20_des_20_exercices">
      <style:text-properties officeooo:paragraph-rsid="01de54fe"/>
    </style:style>
    <style:style style:name="P117" style:family="paragraph" style:parent-style-name="_5f_Paragraphe_5f_Réponse_5f_Elève" style:list-style-name="_5f_Numérotation_20_des_20_exercices">
      <style:text-properties officeooo:paragraph-rsid="01dede2a"/>
    </style:style>
    <style:style style:name="P118" style:family="paragraph" style:parent-style-name="_5f_Paragraphe_5f_Réponse_5f_Elève" style:list-style-name="_5f_Numérotation_20_des_20_exercices">
      <style:text-properties officeooo:paragraph-rsid="01ece20b"/>
    </style:style>
    <style:style style:name="P119" style:family="paragraph" style:parent-style-name="_5f_Paragraphe_5f_Réponse_5f_Elève" style:list-style-name="_5f_Numérotation_20_des_20_exercices">
      <style:text-properties officeooo:paragraph-rsid="01e0c189"/>
    </style:style>
    <style:style style:name="P120" style:family="paragraph" style:parent-style-name="_5f_Paragraphe_5f_Réponse_5f_Elève" style:list-style-name="_5f_Numérotation_20_des_20_exercices">
      <style:text-properties officeooo:paragraph-rsid="01e9d53a"/>
    </style:style>
    <style:style style:name="P12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2" style:family="paragraph" style:parent-style-name="_5f_Paragraphe_5f_Réponse_5f_Elève" style:list-style-name="_5f_Numérotation_20_des_20_exercices">
      <style:paragraph-properties fo:text-align="end" style:justify-single-word="false"/>
      <style:text-properties officeooo:paragraph-rsid="01e0c189"/>
    </style:style>
    <style:style style:name="P123" style:family="paragraph" style:parent-style-name="_5f_Paragraphe_5f_Réponse_5f_Elève" style:list-style-name="_5f_Numérotation_20_des_20_exercices" style:master-page-name="">
      <loext:graphic-properties draw:fill="none"/>
      <style:paragraph-properties fo:margin-left="4.5cm" fo:margin-right="0cm" fo:margin-top="0cm" fo:margin-bottom="0cm" style:contextual-spacing="false" fo:line-height="0.7cm" fo:text-align="start" style:justify-single-word="false" fo:text-indent="0cm" style:auto-text-indent="false" style:page-number="auto" fo:background-color="transparent" style:shadow="none" text:number-lines="true" text:line-number="0">
        <style:tab-stops/>
      </style:paragraph-properties>
      <style:text-properties officeooo:paragraph-rsid="01e9d53a"/>
    </style:style>
    <style:style style:name="P124" style:family="paragraph" style:parent-style-name="_5f_Paragraphe_5f_Réponse_5f_Elève_5f_Droit" style:list-style-name="" style:master-page-name="">
      <loext:graphic-properties draw:fill="none"/>
      <style:paragraph-properties fo:margin-left="4.701cm" fo:margin-right="0cm" fo:margin-top="0cm" fo:margin-bottom="0cm" style:contextual-spacing="false" fo:line-height="0.7cm" fo:text-align="start" style:justify-single-word="false" fo:text-indent="0cm" style:auto-text-indent="false" style:page-number="auto" fo:background-color="transparent" style:shadow="none" text:number-lines="true" text:line-number="0">
        <style:tab-stops/>
      </style:paragraph-properties>
      <style:text-properties officeooo:paragraph-rsid="01e9d53a"/>
    </style:style>
    <style:style style:name="P125" style:family="paragraph" style:parent-style-name="_5f_Paragraphe_5f_Réponse_5f_Elève_5f_Droit" style:list-style-name="" style:master-page-name="">
      <loext:graphic-properties draw:fill="none"/>
      <style:paragraph-properties fo:margin-left="0cm" fo:margin-right="0cm" fo:margin-top="0cm" fo:margin-bottom="0cm" style:contextual-spacing="false" fo:line-height="0.7cm" fo:text-align="start" style:justify-single-word="false" fo:text-indent="4.9cm" style:auto-text-indent="false" style:page-number="auto" fo:background-color="transparent" style:shadow="none" text:number-lines="true" text:line-number="0">
        <style:tab-stops/>
      </style:paragraph-properties>
      <style:text-properties officeooo:paragraph-rsid="01e9d53a"/>
    </style:style>
    <style:style style:name="P126" style:family="paragraph" style:parent-style-name="_5f_Paragraphe_5f_Réponse_5f_Elève_5f_Droit" style:list-style-name="_5f_Numérotation_20_des_20_exercices" style:master-page-name="">
      <loext:graphic-properties draw:fill="none"/>
      <style:paragraph-properties fo:margin-left="4.399cm" fo:margin-right="0cm" fo:margin-top="0cm" fo:margin-bottom="0cm" style:contextual-spacing="false" fo:line-height="0.7cm" fo:text-align="start" style:justify-single-word="false" fo:text-indent="-0.4cm" style:auto-text-indent="false" style:page-number="auto" fo:background-color="transparent" style:shadow="none" text:number-lines="true" text:line-number="0">
        <style:tab-stops>
          <style:tab-stop style:position="-0.404cm"/>
          <style:tab-stop style:position="-0.302cm"/>
        </style:tab-stops>
      </style:paragraph-properties>
      <style:text-properties officeooo:paragraph-rsid="01e9d53a"/>
    </style:style>
    <style:style style:name="P127" style:family="paragraph" style:parent-style-name="_5f_Paragraphe_5f_Réponse_5f_Elève_5f_Droit" style:list-style-name="" style:master-page-name="">
      <loext:graphic-properties draw:fill="none"/>
      <style:paragraph-properties fo:margin-left="0cm" fo:margin-right="0cm" fo:margin-top="0cm" fo:margin-bottom="0cm" style:contextual-spacing="false" fo:line-height="0.7cm" fo:text-align="start" style:justify-single-word="false" fo:text-indent="3.9cm" style:auto-text-indent="false" style:page-number="auto" fo:background-color="transparent" style:shadow="none" text:number-lines="true" text:line-number="0">
        <style:tab-stops/>
      </style:paragraph-properties>
      <style:text-properties officeooo:paragraph-rsid="01e9d53a"/>
    </style:style>
    <style:style style:name="P128" style:family="paragraph" style:parent-style-name="_5f_Paragraphe_5f_Réponse_5f_Elève_5f_Droit" style:list-style-name="" style:master-page-name="">
      <loext:graphic-properties draw:fill="none"/>
      <style:paragraph-properties fo:margin-left="0cm" fo:margin-right="0cm" fo:margin-top="0cm" fo:margin-bottom="0cm" style:contextual-spacing="false" fo:line-height="0.7cm" fo:text-align="start" style:justify-single-word="false" fo:text-indent="4.001cm" style:auto-text-indent="false" style:page-number="auto" fo:background-color="transparent" style:shadow="none" text:number-lines="true" text:line-number="0">
        <style:tab-stops>
          <style:tab-stop style:position="3.905cm"/>
        </style:tab-stops>
      </style:paragraph-properties>
      <style:text-properties officeooo:paragraph-rsid="01e9d53a"/>
    </style:style>
    <style:style style:name="P129" style:family="paragraph" style:parent-style-name="_5f_Paragraphe_5f_Réponse_5f_Elève_5f_Droit" style:list-style-name="" style:master-page-name="">
      <loext:graphic-properties draw:fill="none"/>
      <style:paragraph-properties fo:margin-left="0cm" fo:margin-right="0cm" fo:margin-top="0cm" fo:margin-bottom="0cm" style:contextual-spacing="false" fo:line-height="0.7cm" fo:text-align="start" style:justify-single-word="false" fo:text-indent="4.2cm" style:auto-text-indent="false" style:page-number="auto" fo:background-color="transparent" style:shadow="none" text:number-lines="true" text:line-number="0">
        <style:tab-stops/>
      </style:paragraph-properties>
      <style:text-properties officeooo:paragraph-rsid="01e9d53a"/>
    </style:style>
    <style:style style:name="P130" style:family="paragraph" style:parent-style-name="_5f_Paragraphe_5f_Réponse_5f_Elève_5f_Droit" style:list-style-name="">
      <loext:graphic-properties draw:fill="none"/>
      <style:paragraph-properties fo:margin-left="0cm" fo:margin-right="0cm" fo:margin-top="0cm" fo:margin-bottom="0cm" style:contextual-spacing="false" fo:line-height="0.7cm" fo:text-align="start" style:justify-single-word="false" fo:text-indent="4.2cm" style:auto-text-indent="false" fo:background-color="transparent" style:shadow="none" text:number-lines="true" text:line-number="0">
        <style:tab-stops/>
      </style:paragraph-properties>
      <style:text-properties officeooo:paragraph-rsid="01e9d53a"/>
    </style:style>
    <style:style style:name="P131" style:family="paragraph" style:parent-style-name="_5f_Paragraphe_5f_avec_5f_Num_5f_Question" style:list-style-name="_5f_Numérotation_20_des_20_exercices">
      <style:text-properties officeooo:paragraph-rsid="01d9d809"/>
    </style:style>
    <style:style style:name="P132" style:family="paragraph" style:parent-style-name="_5f_Paragraphe_5f_avec_5f_Num_5f_Question" style:list-style-name="_5f_Numérotation_20_des_20_exercices">
      <style:text-properties officeooo:paragraph-rsid="01e8f8ed"/>
    </style:style>
    <style:style style:name="P133" style:family="paragraph" style:parent-style-name="_5f_Premier_5f_Titre_5f_Exercices_5f_avec_5f_Num_5f_Exo_5f_sans_5f_Titre" style:list-style-name="_5f_Numérotation_20_des_20_exercices" style:master-page-name="_33__5f_2_5f_SERIE_5f_N_5f_GAUCHE_5f_ET_5f_DROITE_5f_2COL">
      <style:paragraph-properties style:page-number="149" fo:break-before="auto" fo:break-after="auto"/>
    </style:style>
    <style:style style:name="P134" style:family="paragraph" style:parent-style-name="_5f_Tableau_5f_Centré" style:list-style-name="List_20_1"/>
    <style:style style:name="P135" style:family="paragraph" style:parent-style-name="_5f_Titre_5f_Exercices_5f_sans_5f_Titre" style:list-style-name="_5f_Numérotation_20_des_20_exercices"/>
    <style:style style:name="P136" style:family="paragraph" style:parent-style-name="_5f_Titre_5f_Exercices_5f_sans_5f_Titre" style:list-style-name=""/>
    <style:style style:name="P13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1" style:family="paragraph">
      <style:paragraph-properties fo:text-align="center"/>
    </style:style>
    <style:style style:name="P14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44" style:family="paragraph">
      <loext:graphic-properties draw:fill="solid" draw:fill-color="#7fb241"/>
    </style:style>
    <style:style style:name="P145" style:family="paragraph">
      <loext:graphic-properties draw:fill="solid" draw:fill-color="#1ca2b8"/>
    </style:style>
    <style:style style:name="P14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d62e4e"/>
    </style:style>
    <style:style style:name="P148" style:family="paragraph">
      <loext:graphic-properties draw:fill="solid" draw:fill-color="#d7e12c"/>
    </style:style>
    <style:style style:name="P149" style:family="paragraph">
      <loext:graphic-properties draw:fill-color="#127622"/>
      <style:paragraph-properties fo:text-align="center"/>
    </style:style>
    <style:style style:name="P150" style:family="paragraph">
      <loext:graphic-properties draw:fill-color="#ff0000"/>
      <style:paragraph-properties fo:text-align="center"/>
    </style:style>
    <style:style style:name="P15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officeooo:rsid="00b5d2d1"/>
    </style:style>
    <style:style style:name="T148" style:family="text">
      <style:text-properties officeooo:rsid="015f088a"/>
    </style:style>
    <style:style style:name="T149" style:family="text">
      <style:text-properties officeooo:rsid="0160d7ef"/>
    </style:style>
    <style:style style:name="T150" style:family="text">
      <style:text-properties officeooo:rsid="02735980"/>
    </style:style>
    <style:style style:name="T151" style:family="text">
      <style:text-properties officeooo:rsid="02757f12"/>
    </style:style>
    <style:style style:name="T152" style:family="text">
      <style:text-properties officeooo:rsid="0272f9e5"/>
    </style:style>
    <style:style style:name="T153" style:family="text">
      <style:text-properties officeooo:rsid="026ec296"/>
    </style:style>
    <style:style style:name="T154" style:family="text">
      <style:text-properties officeooo:rsid="0268e0aa"/>
    </style:style>
    <style:style style:name="T155" style:family="text">
      <style:text-properties officeooo:rsid="0072f07f"/>
    </style:style>
    <style:style style:name="T15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7" style:family="text">
      <style:text-properties officeooo:rsid="01f8729d"/>
    </style:style>
    <style:style style:name="T158" style:family="text">
      <style:text-properties officeooo:rsid="010c4d3a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0b6801f"/>
    </style:style>
    <style:style style:name="T161" style:family="text">
      <style:text-properties officeooo:rsid="0334a5be"/>
    </style:style>
    <style:style style:name="T162" style:family="text">
      <style:text-properties officeooo:rsid="0315af39"/>
    </style:style>
    <style:style style:name="T163" style:family="text">
      <style:text-properties officeooo:rsid="014407b5"/>
    </style:style>
    <style:style style:name="T164" style:family="text">
      <style:text-properties officeooo:rsid="008d016c"/>
    </style:style>
    <style:style style:name="T165" style:family="text">
      <style:text-properties officeooo:rsid="009e3fdd"/>
    </style:style>
    <style:style style:name="T166" style:family="text">
      <style:text-properties officeooo:rsid="00a4cf55"/>
    </style:style>
    <style:style style:name="T167" style:family="text">
      <style:text-properties officeooo:rsid="005a3fa8"/>
    </style:style>
    <style:style style:name="T168" style:family="text">
      <style:text-properties officeooo:rsid="00415f3a"/>
    </style:style>
    <style:style style:name="T169" style:family="text">
      <style:text-properties officeooo:rsid="00386ebd"/>
    </style:style>
    <style:style style:name="T17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1fe03f2"/>
    </style:style>
    <style:style style:name="T174" style:family="text">
      <style:text-properties officeooo:rsid="0096b4e2"/>
    </style:style>
    <style:style style:name="T175" style:family="text">
      <style:text-properties officeooo:rsid="0032e83a"/>
    </style:style>
    <style:style style:name="T176" style:family="text">
      <style:text-properties officeooo:rsid="002b33ed"/>
    </style:style>
    <style:style style:name="T177" style:family="text">
      <style:text-properties officeooo:rsid="00a59037"/>
    </style:style>
    <style:style style:name="T178" style:family="text">
      <style:text-properties officeooo:rsid="01d9d809"/>
    </style:style>
    <style:style style:name="T179" style:family="text">
      <style:text-properties fo:font-style="normal" officeooo:rsid="01d9d809"/>
    </style:style>
    <style:style style:name="T180" style:family="text">
      <style:text-properties fo:font-style="normal" officeooo:rsid="01e0c189"/>
    </style:style>
    <style:style style:name="T181" style:family="text">
      <style:text-properties fo:font-style="normal" officeooo:rsid="01e188e9"/>
    </style:style>
    <style:style style:name="T182" style:family="text">
      <style:text-properties fo:font-style="normal" officeooo:rsid="01e9d53a"/>
    </style:style>
    <style:style style:name="T183" style:family="text">
      <style:text-properties fo:color="#000000" loext:opacity="100%" style:font-name="Bitstream Vera Sans" fo:font-size="10pt" fo:language="fr" fo:country="FR" fo:font-style="normal" officeooo:rsid="01d9d80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fo:font-style="normal" officeooo:rsid="01e9d53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style:font-name="Bitstream Vera Sans" fo:font-size="10pt" fo:language="fr" fo:country="FR" officeooo:rsid="01d9d80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fo:color="#000000" loext:opacity="100%" style:font-name="Bitstream Vera Sans" fo:font-size="10pt" fo:language="fr" fo:country="FR" officeooo:rsid="01d9ebd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fo:color="#000000" loext:opacity="100%" style:font-name="Bitstream Vera Sans" fo:font-size="10pt" fo:language="fr" fo:country="FR" officeooo:rsid="01db3148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" fo:font-size="10pt" fo:language="fr" fo:country="FR" officeooo:rsid="01dc8ce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style:font-name="Bitstream Vera Sans" fo:font-size="10pt" fo:language="fr" fo:country="FR" officeooo:rsid="01de54f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style:font-name="Bitstream Vera Sans" fo:font-size="10pt" officeooo:rsid="01db3148"/>
    </style:style>
    <style:style style:name="T191" style:family="text">
      <style:text-properties style:font-name="Bitstream Vera Sans" fo:font-size="10pt" officeooo:rsid="01db3148"/>
    </style:style>
    <style:style style:name="T192" style:family="text">
      <style:text-properties officeooo:rsid="01d9ebd7"/>
    </style:style>
    <style:style style:name="T193" style:family="text">
      <style:text-properties officeooo:rsid="01db3148"/>
    </style:style>
    <style:style style:name="T194" style:family="text">
      <style:text-properties officeooo:rsid="01dede2a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1e0c189" style:font-weight-asian="normal" style:font-weight-complex="normal"/>
    </style:style>
    <style:style style:name="T198" style:family="text">
      <style:text-properties officeooo:rsid="01e0c189"/>
    </style:style>
    <style:style style:name="T199" style:family="text">
      <style:text-properties officeooo:rsid="01e8eab0"/>
    </style:style>
    <style:style style:name="T200" style:family="text">
      <style:text-properties officeooo:rsid="01e9d53a"/>
    </style:style>
    <style:style style:name="T201" style:family="text">
      <style:text-properties officeooo:rsid="01ece20b"/>
    </style:style>
    <style:style style:name="T202" style:family="text">
      <style:text-properties fo:color="#c9211e" loext:opacity="100%" officeooo:rsid="01ece20b"/>
    </style:style>
    <style:style style:name="T203" style:family="text">
      <style:text-properties officeooo:rsid="01f0a0ae"/>
    </style:style>
    <style:style style:name="T204" style:family="text"/>
    <style:style style:name="T205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206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2346*" fo:start-indent="0cm" fo:end-indent="0.494cm"/>
          <style:column style:rel-width="2841*" fo:start-indent="0.494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 fo:column-gap="0.699cm">
          <style:column-sep style:width="0.035cm" style:color="#d7e12c" style:height="100%" style:style="solid"/>
          <style:column style:rel-width="21845*" fo:start-indent="0cm" fo:end-indent="0.349cm"/>
          <style:column style:rel-width="21845*" fo:start-indent="0.349cm" fo:end-indent="0.349cm"/>
          <style:column style:rel-width="21845*" fo:start-indent="0.3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28cm" svg:stroke-color="#ff3333" draw:marker-start-width="0.395cm" draw:marker-end-width="0.395cm" draw:fill-color="#127622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28cm" svg:stroke-color="#ff0000" draw:marker-start-width="0.395cm" draw:marker-end-width="0.395cm" draw:fill-color="#ff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9" draw:name="Shape3_1" draw:style-name="gr19" draw:text-style-name="P141" svg:x1="11.123cm" svg:y1="1.349cm" svg:x2="21.786cm" svg:y2="1.349cm">
        <text:p/>
      </draw:line>
      <draw:frame text:anchor-type="page" text:anchor-page-number="2" draw:z-index="8" draw:name="Shape2_2" draw:style-name="gr20" draw:text-style-name="P151" svg:width="3.918cm" svg:height="1.031cm" draw:transform="rotate (0.0876155284501153) translate (0.137583333333333cm 0.342194444444444cm)">
        <draw:text-box>
          <text:p text:style-name="P141"><text:span text:style-name="T206">Fiche supplémentaire</text:span></text:p>
        </draw:text-box>
      </draw:frame>
      <draw:frame text:anchor-type="page" text:anchor-page-number="2" draw:z-index="7" draw:name="Shape8_3" draw:style-name="gr21" draw:text-style-name="P143" svg:width="2.703cm" svg:height="0.715cm" draw:transform="rotate (0.0872664625997165) translate (1.32644444444444cm 1.21884722222222cm)">
        <draw:text-box>
          <text:p text:style-name="P141"><text:span text:style-name="T205">Série 2</text:span></text:p>
        </draw:text-box>
      </draw:frame>
      <draw:path text:anchor-type="page" text:anchor-page-number="2" draw:z-index="6" draw:name="Shape1_0" draw:style-name="gr22" draw:text-style-name="P148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5" draw:name="Shape3_0" draw:style-name="gr19" draw:text-style-name="P141" svg:x1="11.123cm" svg:y1="1.371cm" svg:x2="21.759cm" svg:y2="1.3cm">
        <text:p/>
      </draw:line>
      <draw:frame text:anchor-type="page" text:anchor-page-number="2" draw:z-index="4" draw:name="Shape8_1" draw:style-name="gr21" draw:text-style-name="P143" svg:width="2.703cm" svg:height="0.715cm" draw:transform="rotate (0.0872664625997165) translate (1.32644444444444cm 1.21884722222222cm)">
        <draw:text-box>
          <text:p text:style-name="P141"><text:span text:style-name="T205">Série 2</text:span></text:p>
        </draw:text-box>
      </draw:frame>
      <draw:frame text:anchor-type="page" text:anchor-page-number="2" draw:z-index="3" draw:name="Shape2_1" draw:style-name="gr20" draw:text-style-name="P151" svg:width="3.918cm" svg:height="1.031cm" draw:transform="rotate (0.0876155284501153) translate (0.137583333333333cm 0.342194444444444cm)">
        <draw:text-box>
          <text:p text:style-name="P141"><text:span text:style-name="T206">Fiche supplémentaire</text:span></text:p>
        </draw:text-box>
      </draw:frame>
      <draw:frame text:anchor-type="page" text:anchor-page-number="1" draw:z-index="2" draw:name="Shape8_0" draw:style-name="gr21" draw:text-style-name="P143" svg:width="2.703cm" svg:height="0.715cm" draw:transform="rotate (0.0872664625997165) translate (1.32644444444444cm 1.21884722222222cm)">
        <draw:text-box>
          <text:p text:style-name="P141"><text:span text:style-name="T205">Série 2</text:span></text:p>
        </draw:text-box>
      </draw:frame>
      <draw:frame text:anchor-type="page" text:anchor-page-number="1" draw:z-index="1" draw:name="Shape2_0" draw:style-name="gr20" draw:text-style-name="P151" svg:width="3.918cm" svg:height="1.031cm" draw:transform="rotate (0.0876155284501153) translate (0.137583333333333cm 0.342194444444444cm)">
        <draw:text-box>
          <text:p text:style-name="P141"><text:span text:style-name="T206">Fiche supplémentaire</text:span></text:p>
        </draw:text-box>
      </draw:frame>
      <draw:path text:anchor-type="page" text:anchor-page-number="1" draw:z-index="0" draw:name="Shape1" draw:style-name="gr22" draw:text-style-name="P148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447066405" text:style-name="_5f_Numérotation_20_des_20_exercices">
              <text:list-item text:start-value="1">
                <text:h text:style-name="P133" text:outline-level="1" text:restart-numbering="true" text:start-value="1"><text:span text:style-name="_5f_Caractères">Calcule de tête :</text:span></text:h>
              </text:list-item>
            </text:list>
            <text:list xml:id="list4009094654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37 × 100 = </text:span><text:span text:style-name="_5f_Caractères_5f_correction"><text:span text:style-name="T179">3 700</text:span></text:span></text:p>
                  </text:list-item>
                  <text:list-item>
                    <text:p text:style-name="P131"><text:span text:style-name="_5f_Caractères">10 × 758 = </text:span><text:span text:style-name="_5f_Caractères_5f_correction"><text:span text:style-name="T183">7 580</text:span></text:span></text:p>
                  </text:list-item>
                  <text:list-item>
                    <text:p text:style-name="P131"><text:span text:style-name="_5f_Caractères">46 × 1 000 = </text:span><text:span text:style-name="_5f_Caractères_5f_correction"><text:span text:style-name="T183">46 000</text:span></text:span></text:p>
                  </text:list-item>
                  <text:list-item>
                    <text:p text:style-name="P131"><text:span text:style-name="_5f_Caractères">1 478 × 100 =</text:span><text:span text:style-name="_5f_Caractères_5f_correction"><text:span text:style-name="T179">147 800</text:span></text:span></text:p>
                  </text:list-item>
                  <text:list-item>
                    <text:p text:style-name="_5f_Paragraphe_5f_avec_5f_Num_5f_Question"><text:span text:style-name="_5f_Caractères">1 000 × 587 = </text:span><text:span text:style-name="_5f_Caractères_5f_correction"><text:span text:style-name="T178">587 000</text:span></text:span></text:p>
                  </text:list-item>
                  <text:list-item>
                    <text:p text:style-name="P131"><text:span text:style-name="_5f_Caractères">10 000 × 14 = </text:span><text:span text:style-name="_5f_Caractères_5f_correction"><text:span text:style-name="T178">140 000</text:span></text:span></text:p>
                  </text:list-item>
                  <text:list-item>
                    <text:p text:style-name="P131"><text:span text:style-name="_5f_Caractères">3 520 × 1 000 = </text:span><text:span text:style-name="_5f_Caractères_5f_correction"><text:span text:style-name="T185">3 520</text:span></text:span><text:span text:style-name="_5f_Caractères_5f_correction"><text:span text:style-name="T178"> 000</text:span></text:span></text:p>
                  </text:list-item>
                </text:list>
              </text:list-item>
            </text:list>
            <text:list xml:id="list85731056326734" text:continue-list="list447066405" text:style-name="_5f_Numérotation_20_des_20_exercices">
              <text:list-item>
                <text:h text:style-name="P135" text:outline-level="1"><text:span text:style-name="_5f_Caractères">Complète les calculs puis vérifie à l’aide de la calculatrice.</text:span></text:h>
              </text:list-item>
            </text:list>
            <text:section text:style-name="Sect3" text:name="Section2">
              <text:h text:style-name="_5f_Paragraphe" text:outline-level="1"><text:span text:style-name="_5f_Caractères"/></text:h>
              <text:p text:style-name="P107"><text:span text:style-name="_5f_Caractères"><text:s/></text:span><text:span text:style-name="_5f_Caractères_5f_correction"><text:span text:style-name="T192">5</text:span></text:span><text:span text:style-name="_5f_Caractères"> <text:s/>3 <text:s/>2</text:span></text:p>
              <text:p text:style-name="_5f_Paragraphe_5f_opération_5f_posée"><text:span text:style-name="_5f_Caractères">× <text:s text:c="8"/></text:span><text:span text:style-name="_5f_Caractères_5f_correction"><text:span text:style-name="T186">7</text:span></text:span></text:p>
              <text:p text:style-name="P103"><text:span text:style-name="_5f_Caractères_5f_correction"><text:span text:style-name="T192">3</text:span></text:span><text:span text:style-name="_5f_Caractères"> <text:s/>7 <text:s text:c="2"/>2 <text:s text:c="2"/>4</text:span></text:p>
              <text:h text:style-name="_5f_Paragraphe" text:outline-level="1"><text:span text:style-name="Character_5f_20_5f_style"/></text:h>
              <text:p text:style-name="P109"><text:span text:style-name="_5f_Caractères_5f_correction"><text:span text:style-name="T189">7</text:span></text:span><text:span text:style-name="_5f_Caractères"> <text:s/>3 <text:s/></text:span><text:span text:style-name="_5f_Caractères_5f_correction"><text:span text:style-name="T188">5</text:span></text:span></text:p>
              <text:p text:style-name="_5f_Paragraphe_5f_opération_5f_posée"><text:span text:style-name="_5f_Caractères">× <text:s text:c="13"/>4</text:span></text:p>
              <text:p text:style-name="P105"><text:span text:style-name="_5f_Caractères_5f_correction"><text:span text:style-name="T192">2 </text:span></text:span><text:span text:style-name="_5f_Caractères"><text:s text:c="2"/>9 <text:s text:c="2"/>4 <text:s text:c="2"/>0</text:span></text:p>
              <text:h text:style-name="_5f_Paragraphe" text:outline-level="1"><text:span text:style-name="Character_5f_20_5f_style"/></text:h>
              <text:p text:style-name="P108"><text:span text:style-name="_5f_Caractères"><text:span text:style-name="T191">6</text:span></text:span><text:span text:style-name="_5f_Caractères"> <text:s/></text:span><text:span text:style-name="_5f_Caractères_5f_correction"><text:span text:style-name="T193">4</text:span></text:span><text:span text:style-name="_5f_Caractères"> <text:s text:c="2"/>3 <text:s/>5</text:span></text:p>
              <text:p text:style-name="P108"><text:span text:style-name="_5f_Caractères">× <text:s text:c="8"/>7 <text:s text:c="2"/>4 <text:s/></text:span><text:span text:style-name="_5f_Caractères_5f_correction"><text:span text:style-name="T187">6</text:span></text:span></text:p>
              <text:p text:style-name="P104"><text:span text:style-name="_5f_Caractères_5f_correction"><text:span text:style-name="T193">3 </text:span></text:span><text:span text:style-name="_5f_Caractères"><text:s text:c="2"/></text:span><text:span text:style-name="_5f_Caractères_5f_correction"><text:span text:style-name="T193">8</text:span></text:span><text:span text:style-name="_5f_Caractères"> <text:s text:c="2"/></text:span><text:span text:style-name="_5f_Caractères_5f_correction"><text:span text:style-name="T187">6</text:span></text:span><text:span text:style-name="_5f_Caractères"> <text:s/>1 <text:s/></text:span><text:span text:style-name="_5f_Caractères_5f_correction"><text:span text:style-name="T187">0</text:span></text:span></text:p>
              <text:p text:style-name="P108"><text:span text:style-name="_5f_Caractères">2 <text:s text:c="2"/>5 <text:s text:c="2"/>7 <text:s text:c="2"/></text:span><text:span text:style-name="_5f_Caractères_5f_correction"><text:span text:style-name="T193">4</text:span></text:span><text:span text:style-name="_5f_Caractères"> <text:s/></text:span><text:span text:style-name="_5f_Caractères_5f_correction"><text:span text:style-name="T193">0</text:span></text:span><text:span text:style-name="_5f_Caractères"> <text:s/>0</text:span></text:p>
              <text:p text:style-name="P108"><text:span text:style-name="_5f_Caractères_5f_correction"><text:span text:style-name="T187">4</text:span></text:span><text:span text:style-name="_5f_Caractères"> <text:s text:c="2"/></text:span><text:span text:style-name="_5f_Caractères_5f_correction"><text:span text:style-name="T193">5</text:span></text:span><text:span text:style-name="_5f_Caractères"> <text:s text:c="2"/></text:span><text:span text:style-name="_5f_Caractères_5f_correction"><text:span text:style-name="T187">0</text:span></text:span><text:span text:style-name="_5f_Caractères"> <text:s text:c="2"/></text:span><text:span text:style-name="_5f_Caractères_5f_correction"><text:span text:style-name="T187">4</text:span></text:span><text:span text:style-name="_5f_Caractères"> <text:s text:c="2"/></text:span><text:span text:style-name="_5f_Caractères_5f_correction"><text:span text:style-name="T187">5 </text:span></text:span><text:span text:style-name="_5f_Caractères"><text:s/>0 <text:s/>0</text:span></text:p>
              <text:p text:style-name="P104"><text:span text:style-name="_5f_Caractères"><text:s/></text:span><text:span text:style-name="_5f_Caractères_5f_correction"><text:span text:style-name="T187">4</text:span></text:span><text:span text:style-name="_5f_Caractères"> <text:s text:c="3"/></text:span><text:span text:style-name="_5f_Caractères_5f_correction"><text:span text:style-name="T187">8 </text:span></text:span><text:span text:style-name="_5f_Caractères"><text:s text:c="2"/></text:span><text:span text:style-name="_5f_Caractères"><text:span text:style-name="T190">0</text:span></text:span><text:span text:style-name="_5f_Caractères"> <text:s text:c="2"/></text:span><text:span text:style-name="_5f_Caractères"><text:span text:style-name="T190">0</text:span></text:span><text:span text:style-name="_5f_Caractères"> <text:s/></text:span><text:span text:style-name="_5f_Caractères_5f_correction"><text:span text:style-name="T193">5</text:span></text:span><text:span text:style-name="_5f_Caractères"> <text:s/></text:span><text:span text:style-name="_5f_Caractères_5f_correction"><text:span text:style-name="T187">1</text:span></text:span><text:span text:style-name="_5f_Caractères"> <text:s/>0</text:span></text:p>
            </text:section>
            <text:list xml:id="list85732078031693" text:continue-list="list4009094654" text:style-name="_5f_Numérotation_20_des_20_exercices">
              <text:list-item>
                <text:list>
                  <text:list-item>
                    <text:p text:style-name="P116"><text:span text:style-name="_5f_Caractères">7 <text:s/></text:span><text:span text:style-name="_5f_Caractères_5f_correction"><text:span text:style-name="T189">9</text:span></text:span><text:span text:style-name="_5f_Caractères_5f_correction"><text:span text:style-name="T192"> </text:span></text:span><text:span text:style-name="_5f_Caractères"><text:s/>3 <text:s text:c="3"/>× <text:s text:c="3"/>6 <text:s/></text:span><text:span text:style-name="_5f_Caractères_5f_correction"><text:span text:style-name="T189">6</text:span></text:span><text:span text:style-name="_5f_Caractères"> = <text:s/></text:span><text:span text:style-name="_5f_Caractères_5f_correction"><text:span text:style-name="T189">5</text:span></text:span><text:span text:style-name="_5f_Caractères"> <text:s text:c="2"/></text:span><text:span text:style-name="_5f_Caractères_5f_correction"><text:span text:style-name="T189">2</text:span></text:span><text:span text:style-name="_5f_Caractères"> <text:s text:c="2"/></text:span><text:span text:style-name="_5f_Caractères_5f_correction"><text:span text:style-name="T189">3 </text:span></text:span><text:span text:style-name="_5f_Caractères"><text:s text:c="2"/>3 <text:s text:c="2"/>8</text:span></text:p>
                  </text:list-item>
                </text:list>
              </text:list-item>
            </text:list>
            <text:list xml:id="list85731068721925" text:continue-list="list85731056326734" text:style-name="_5f_Numérotation_20_des_20_exercices">
              <text:list-item>
                <text:h text:style-name="P135" text:outline-level="1"><text:span text:style-name="_5f_Caractères">Calcule les produits suivants en effectuant des regroupements astucieux.</text:span></text:h>
                <text:list>
                  <text:list-item text:start-value="1">
                    <text:p text:style-name="P117"><text:span text:style-name="_5f_Caractères">5 × 33 × 2 = </text:span><text:span text:style-name="_5f_Caractères_5f_correction"><text:span text:style-name="T194">(</text:span></text:span><text:span text:style-name="_5f_Caractères_5f_correction">5 × 2</text:span><text:span text:style-name="_5f_Caractères_5f_correction"><text:span text:style-name="T194">)</text:span></text:span><text:span text:style-name="_5f_Caractères_5f_correction"> × 33 <text:s/>= </text:span><text:span text:style-name="_5f_Caractères_5f_correction"><text:span text:style-name="T194">330</text:span></text:span></text:p>
                  </text:list-item>
                  <text:list-item>
                    <text:p text:style-name="P118"><text:span text:style-name="_5f_Caractères">50 × 33 × 2 × 30 = </text:span><text:span text:style-name="_5f_Caractères_5f_correction"><text:span text:style-name="T194">(</text:span></text:span><text:span text:style-name="_5f_Caractères_5f_correction">50×2</text:span><text:span text:style-name="_5f_Caractères_5f_correction"><text:span text:style-name="T194">)</text:span></text:span><text:span text:style-name="_5f_Caractères_5f_correction"> × </text:span><text:span text:style-name="_5f_Caractères_5f_correction"><text:span text:style-name="T201">(</text:span></text:span><text:span text:style-name="_5f_Caractères_5f_correction">33×30</text:span><text:span text:style-name="_5f_Caractères_5f_correction"><text:span text:style-name="T201">)</text:span></text:span><text:span text:style-name="_5f_Caractères_5f_correction"> </text:span></text:p>
                    <text:p text:style-name="P118"><text:span text:style-name="_5f_Caractères_5f_correction">= </text:span><text:span text:style-name="_5f_Caractères_5f_correction"><text:span text:style-name="T194">99 000</text:span></text:span></text:p>
                  </text:list-item>
                  <text:list-item>
                    <text:p text:style-name="P122"><text:span text:style-name="_5f_Caractères">4 × 1 725 × 250 × 10 </text:span><text:span text:style-name="_5f_Caractères_5f_correction">=</text:span><text:span text:style-name="_5f_Caractères_5f_correction"><text:span text:style-name="T196"> </text:span></text:span><text:span text:style-name="_5f_Caractères_5f_correction"><text:span text:style-name="T197">(</text:span></text:span><text:span text:style-name="_5f_Caractères_5f_correction"><text:span text:style-name="T196">4×250</text:span></text:span><text:span text:style-name="_5f_Caractères_5f_correction"><text:span text:style-name="T197">)</text:span></text:span><text:span text:style-name="_5f_Caractères_5f_correction"><text:span text:style-name="T196"> × </text:span></text:span><text:span text:style-name="_5f_Caractères_5f_correction"><text:span text:style-name="T197">(</text:span></text:span><text:span text:style-name="_5f_Caractères_5f_correction"><text:span text:style-name="T196">1 725×10</text:span></text:span><text:span text:style-name="_5f_Caractères_5f_correction"><text:span text:style-name="T197">)</text:span></text:span><text:span text:style-name="_5f_Caractères"><text:span text:style-name="T195"> </text:span></text:span><text:span text:style-name="_5f_Caractères_5f_correction"><text:span text:style-name="T196">= </text:span></text:span><text:span text:style-name="_5f_Caractères_5f_correction"><text:span text:style-name="T197">17 250 000</text:span></text:span></text:p>
                  </text:list-item>
                  <text:list-item>
                    <text:p text:style-name="P115"><text:span text:style-name="_5f_Caractères">19 398 × 22 119 × 0 × 56 = </text:span><text:span text:style-name="_5f_Caractères_5f_correction"><text:span text:style-name="T180">0</text:span></text:span></text:p>
                  </text:list-item>
                  <text:list-item>
                    <text:p text:style-name="P119"><text:span text:style-name="_5f_Caractères">188 × 8 × 125 = </text:span><text:span text:style-name="_5f_Caractères_5f_correction">188 × </text:span><text:span text:style-name="_5f_Caractères_5f_correction"><text:span text:style-name="T198">(</text:span></text:span><text:span text:style-name="_5f_Caractères_5f_correction">8 × 125</text:span><text:span text:style-name="_5f_Caractères_5f_correction"><text:span text:style-name="T198">)</text:span></text:span><text:span text:style-name="_5f_Caractères_5f_correction"> = </text:span><text:span text:style-name="_5f_Caractères_5f_correction"><text:span text:style-name="T198">188 000</text:span></text:span></text:p>
                  </text:list-item>
                  <text:list-item>
                    <text:p text:style-name="P119"><text:span text:style-name="_5f_Caractères">99 × 500 × 2 = </text:span><text:span text:style-name="_5f_Caractères_5f_correction">99 × </text:span><text:span text:style-name="_5f_Caractères_5f_correction"><text:span text:style-name="T198">(</text:span></text:span><text:span text:style-name="_5f_Caractères_5f_correction">500 × 2</text:span><text:span text:style-name="_5f_Caractères_5f_correction"><text:span text:style-name="T198">)</text:span></text:span><text:span text:style-name="_5f_Caractères_5f_correction"> = </text:span><text:span text:style-name="_5f_Caractères_5f_correction"><text:span text:style-name="T198">99 000</text:span></text:span></text:p>
                  </text:list-item>
                </text:list>
              </text:list-item>
            </text:list>
            <text:h text:style-name="P136" text:outline-level="1"><text:span text:style-name="_5f_Caractères"/></text:h>
            <text:h text:style-name="P136" text:outline-level="1"><text:span text:style-name="_5f_Caractères"/></text:h>
            <text:h text:style-name="P136" text:outline-level="1"><text:span text:style-name="_5f_Caractères"/></text:h>
            <text:h text:style-name="P136" text:outline-level="1"><text:span text:style-name="_5f_Caractères"/></text:h>
            <text:h text:style-name="P136" text:outline-level="1"><text:span text:style-name="_5f_Caractères"/></text:h>
            <text:h text:style-name="P136" text:outline-level="1"><text:span text:style-name="_5f_Caractères"/></text:h>
            <text:list xml:id="list85730712254787" text:continue-numbering="true" text:style-name="_5f_Numérotation_20_des_20_exercices">
              <text:list-item>
                <text:h text:style-name="P135" text:outline-level="1"><text:span text:style-name="_5f_Caractères"><text:span text:style-name="T203">C</text:span></text:span><text:span text:style-name="_5f_Caractères">alcule mentalement :</text:span></text:h>
              </text:list-item>
            </text:list>
            <text:section text:style-name="Sect2" text:name="Section3">
              <text:list xml:id="list85730816970847" text:continue-numbering="true" text:style-name="_5f_Numérotation_20_des_20_exercices">
                <text:list-item>
                  <text:list>
                    <text:list-item>
                      <text:p text:style-name="P115"><text:span text:style-name="_5f_Caractères">5,378 × 100 = </text:span><text:span text:style-name="_5f_Caractères_5f_correction"><text:span text:style-name="T181">537,8</text:span></text:span></text:p>
                    </text:list-item>
                    <text:list-item>
                      <text:p text:style-name="P115"><text:span text:style-name="_5f_Caractères">0,065 × 10 = </text:span><text:span text:style-name="_5f_Caractères_5f_correction"><text:span text:style-name="T181">0,65</text:span></text:span></text:p>
                    </text:list-item>
                    <text:list-item>
                      <text:p text:style-name="P115"><text:span text:style-name="_5f_Caractères">79,2 × 1 000 = </text:span><text:span text:style-name="_5f_Caractères_5f_correction"><text:span text:style-name="T181">79 200</text:span></text:span></text:p>
                    </text:list-item>
                    <text:list-item>
                      <text:p text:style-name="P115"><text:span text:style-name="_5f_Caractères">71,47 × 100 = </text:span><text:span text:style-name="_5f_Caractères_5f_correction"><text:span text:style-name="T181">7 147</text:span></text:span></text:p>
                    </text:list-item>
                    <text:list-item>
                      <text:p text:style-name="P115"><text:span text:style-name="_5f_Caractères">0,34 × 1 000 = <text:s/></text:span><text:span text:style-name="_5f_Caractères_5f_correction"><text:span text:style-name="T181">340</text:span></text:span></text:p>
                    </text:list-item>
                    <text:list-item>
                      <text:p text:style-name="P115"><text:span text:style-name="_5f_Caractères">87 × 100 = </text:span><text:span text:style-name="_5f_Caractères_5f_correction"><text:span text:style-name="T181">8 700</text:span></text:span></text:p>
                    </text:list-item>
                    <text:list-item>
                      <text:p text:style-name="P115"><text:span text:style-name="_5f_Caractères">0,58 × 10 = </text:span><text:span text:style-name="_5f_Caractères_5f_correction"><text:span text:style-name="T181">5,8</text:span></text:span></text:p>
                    </text:list-item>
                    <text:list-item>
                      <text:p text:style-name="P115"><text:span text:style-name="_5f_Caractères">934 × 10 = </text:span><text:span text:style-name="_5f_Caractères_5f_correction"><text:span text:style-name="T181">9 340</text:span></text:span></text:p>
                    </text:list-item>
                    <text:list-item>
                      <text:p text:style-name="P115"><text:span text:style-name="_5f_Caractères">11,11 × 1 000 = </text:span><text:span text:style-name="_5f_Caractères_5f_correction"><text:span text:style-name="T181">11 110</text:span></text:span></text:p>
                    </text:list-item>
                    <text:list-item>
                      <text:p text:style-name="P115"><text:span text:style-name="_5f_Caractères">0,05 × 10 000 = </text:span><text:span text:style-name="_5f_Caractères_5f_correction"><text:span text:style-name="T181">500</text:span></text:span></text:p>
                    </text:list-item>
                  </text:list>
                </text:list-item>
              </text:list>
            </text:section>
            <text:list xml:id="list85731592874581" text:continue-numbering="true" text:style-name="_5f_Numérotation_20_des_20_exercices">
              <text:list-item>
                <text:h text:style-name="P135" text:outline-level="1"><text:span text:style-name="_5f_Caractères">Calcule mentalement :</text:span></text:h>
              </text:list-item>
            </text:list>
            <text:section text:style-name="Sect1" text:name="Section4">
              <text:list xml:id="list85731950654632" text:continue-numbering="true" text:style-name="_5f_Numérotation_20_des_20_exercices">
                <text:list-item>
                  <text:list>
                    <text:list-item>
                      <text:p text:style-name="P115"><text:span text:style-name="_5f_Caractères">100 × 0,01 = </text:span><text:span text:style-name="_5f_Caractères_5f_correction"><text:span text:style-name="T181">1</text:span></text:span></text:p>
                    </text:list-item>
                    <text:list-item>
                      <text:p text:style-name="P115"><text:span text:style-name="_5f_Caractères">10 × 0,001 = </text:span><text:span text:style-name="_5f_Caractères_5f_correction"><text:span text:style-name="T181">0,01</text:span></text:span></text:p>
                    </text:list-item>
                    <text:list-item>
                      <text:p text:style-name="P115"><text:span text:style-name="_5f_Caractères">1 × 0,1 = </text:span><text:span text:style-name="_5f_Caractères_5f_correction"><text:span text:style-name="T181">0,1</text:span></text:span></text:p>
                    </text:list-item>
                    <text:list-item>
                      <text:p text:style-name="P115"><text:span text:style-name="_5f_Caractères">1 000 × 0,1 = </text:span><text:span text:style-name="_5f_Caractères_5f_correction"><text:span text:style-name="T181">100</text:span></text:span></text:p>
                    </text:list-item>
                    <text:list-item>
                      <text:p text:style-name="P115"><text:span text:style-name="_5f_Caractères">100 × 0,001 = </text:span><text:span text:style-name="_5f_Caractères_5f_correction"><text:span text:style-name="T181">0,1</text:span></text:span></text:p>
                    </text:list-item>
                    <text:list-item>
                      <text:p text:style-name="P115"><text:span text:style-name="_5f_Caractères">1 000 × 0,01 = </text:span><text:span text:style-name="_5f_Caractères_5f_correction"><text:span text:style-name="T181">10</text:span></text:span></text:p>
                    </text:list-item>
                  </text:list>
                </text:list-item>
              </text:list>
            </text:section>
            <text:list xml:id="list85731337589053" text:continue-numbering="true" text:style-name="_5f_Numérotation_20_des_20_exercices">
              <text:list-item>
                <text:h text:style-name="P135" text:outline-level="1"><text:span text:style-name="_5f_Caractères">Calcule mentalement :</text:span></text:h>
              </text:list-item>
            </text:list>
            <text:section text:style-name="Sect4" text:name="Section5">
              <text:list xml:id="list85732318128846" text:continue-numbering="true" text:style-name="_5f_Numérotation_20_des_20_exercices">
                <text:list-item>
                  <text:list>
                    <text:list-item>
                      <text:p text:style-name="P115"><text:span text:style-name="_5f_Caractères">120 × 0,1 = </text:span><text:span text:style-name="_5f_Caractères_5f_correction"><text:span text:style-name="T181">12</text:span></text:span></text:p>
                    </text:list-item>
                    <text:list-item>
                      <text:p text:style-name="P115"><text:span text:style-name="_5f_Caractères">34 × 0,001 = </text:span><text:span text:style-name="_5f_Caractères_5f_correction"><text:span text:style-name="T181">0,034</text:span></text:span></text:p>
                    </text:list-item>
                    <text:list-item>
                      <text:p text:style-name="P115"><text:span text:style-name="_5f_Caractères">335 × 0,01 = </text:span><text:span text:style-name="_5f_Caractères_5f_correction"><text:span text:style-name="T181">3,35</text:span></text:span></text:p>
                    </text:list-item>
                    <text:list-item>
                      <text:p text:style-name="P115"><text:span text:style-name="_5f_Caractères">300 × 0,001 = </text:span><text:span text:style-name="_5f_Caractères_5f_correction"><text:span text:style-name="T181">0,3</text:span></text:span></text:p>
                    </text:list-item>
                    <text:list-item>
                      <text:p text:style-name="P115"><text:span text:style-name="_5f_Caractères">2 000 × 0,01 = </text:span><text:span text:style-name="_5f_Caractères_5f_correction"><text:span text:style-name="T181">20</text:span></text:span></text:p>
                    </text:list-item>
                    <text:list-item>
                      <text:p text:style-name="P115"><text:span text:style-name="_5f_Caractères">560 × 0,1 = </text:span><text:span text:style-name="_5f_Caractères_5f_correction"><text:span text:style-name="T181">56</text:span></text:span></text:p>
                    </text:list-item>
                  </text:list>
                </text:list-item>
              </text:list>
            </text:section>
            <text:list xml:id="list85730839367903" text:continue-numbering="true" text:style-name="_5f_Numérotation_20_des_20_exercices">
              <text:list-item>
                <text:h text:style-name="P135" text:outline-level="1"><text:span text:style-name="_5f_Caractères">Calcule mentalement en regroupant astu­cieusement :</text:span></text:h>
                <text:list>
                  <text:list-item>
                    <text:p text:style-name="P115"><text:span text:style-name="_5f_Caractères">0,1 × 7 × 1 000 = </text:span><text:span text:style-name="_5f_Caractères_5f_correction"><text:span text:style-name="T181">700</text:span></text:span></text:p>
                  </text:list-item>
                  <text:list-item>
                    <text:p text:style-name="P115"><text:span text:style-name="_5f_Caractères">56 × 0,01 × 0,1 = </text:span><text:span text:style-name="_5f_Caractères_5f_correction"><text:span text:style-name="T181">0,056</text:span></text:span></text:p>
                  </text:list-item>
                  <text:list-item>
                    <text:p text:style-name="P115"><text:span text:style-name="_5f_Caractères">3,5 × 0,01 × 10 = </text:span><text:span text:style-name="_5f_Caractères_5f_correction"><text:span text:style-name="T181">0,35</text:span></text:span></text:p>
                  </text:list-item>
                  <text:list-item>
                    <text:p text:style-name="P115"><text:span text:style-name="_5f_Caractères">1,5 × 0,1 × 0,1 = </text:span><text:span text:style-name="_5f_Caractères_5f_correction"><text:span text:style-name="T181">0,015</text:span></text:span></text:p>
                  </text:list-item>
                </text:list>
              </text:list-item>
              <text:list-item>
                <text:h text:style-name="P135" text:outline-level="1"><text:span text:style-name="_5f_Caractères">Relie chaque produit à son ordre de gran­deur :</text:span></text:h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 table:style-name="TableLine1812649392752">
                <table:table-cell table:style-name="Table2.A1" office:value-type="string">
                  <text:h text:style-name="_5f_Tableau_20_Droit" text:outline-level="1">21 <text:span text:style-name="Character_5f_20_5f_style">×</text:span> 1,05</text:h>
                </table:table-cell>
                <table:table-cell table:style-name="Table2.A1" office:value-type="string">
                  <text:list xml:id="list3814621631" text:style-name="List_20_1">
                    <text:list-item>
                      <text:h text:style-name="_5f_Paragraphe_5f_Bullet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85731889820128" text:continue-numbering="true" text:style-name="List_20_1">
                    <text:list-item>
                      <text:h text:style-name="_5f_Paragraphe_5f_Bullet" text:outline-level="1"><draw:line text:anchor-type="paragraph" draw:z-index="10" draw:name="Forme1" draw:style-name="gr18" draw:text-style-name="P150" svg:x1="-2.251cm" svg:y1="0.346cm" svg:x2="0.206cm" svg:y2="1.833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200</text:h>
                </table:table-cell>
              </table:table-row>
              <table:table-row table:style-name="TableLine1812649381056">
                <table:table-cell table:style-name="Table2.A1" office:value-type="string">
                  <text:h text:style-name="_5f_Tableau_20_Droit" text:outline-level="1">0,011 <text:span text:style-name="Character_5f_20_5f_style">×</text:span> 20,1</text:h>
                </table:table-cell>
                <table:table-cell table:style-name="Table2.A1" office:value-type="string">
                  <text:list xml:id="list85732398554813" text:continue-numbering="true" text:style-name="List_20_1">
                    <text:list-item>
                      <text:h text:style-name="P134" text:outline-level="1"><draw:line text:anchor-type="paragraph" draw:z-index="11" draw:name="Forme1_0" draw:style-name="gr18" draw:text-style-name="P150" svg:x1="0.146cm" svg:y1="0.34cm" svg:x2="2.501cm" svg:y2="2.483cm"><text:p/></draw:line><draw:line text:anchor-type="paragraph" draw:z-index="12" draw:name="Forme1_1" draw:style-name="gr18" draw:text-style-name="P150" svg:x1="2.425cm" svg:y1="0.34cm" svg:x2="0.243cm" svg:y2="1.021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85732474913283" text:continue-numbering="true" text:style-name="List_20_1">
                    <text:list-item>
                      <text:h text:style-name="P134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2 000</text:h>
                </table:table-cell>
              </table:table-row>
              <table:table-row table:style-name="TableLine1812649393024">
                <table:table-cell table:style-name="Table2.A1" office:value-type="string">
                  <text:h text:style-name="_5f_Tableau_20_Droit" text:outline-level="1">50,4 <text:span text:style-name="Character_5f_20_5f_style">×</text:span> 40,2</text:h>
                </table:table-cell>
                <table:table-cell table:style-name="Table2.A1" office:value-type="string">
                  <text:list xml:id="list85732092529609" text:continue-numbering="true" text:style-name="List_20_1">
                    <text:list-item>
                      <text:h text:style-name="P134" text:outline-level="1"><draw:line text:anchor-type="paragraph" draw:z-index="15" draw:name="Forme1_4" draw:style-name="gr17" draw:text-style-name="P149" svg:x1="2.425cm" svg:y1="0.31cm" svg:x2="0.146cm" svg:y2="2.464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85731715492946" text:continue-numbering="true" text:style-name="List_20_1">
                    <text:list-item>
                      <text:h text:style-name="P134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20</text:h>
                </table:table-cell>
              </table:table-row>
              <table:table-row table:style-name="TableLine1812649386768">
                <table:table-cell table:style-name="Table2.A1" office:value-type="string">
                  <text:h text:style-name="_5f_Tableau_20_Droit" text:outline-level="1">1,99 <text:span text:style-name="Character_5f_20_5f_style">×</text:span> 0,99</text:h>
                </table:table-cell>
                <table:table-cell table:style-name="Table2.A1" office:value-type="string">
                  <text:list xml:id="list85731084443032" text:continue-numbering="true" text:style-name="List_20_1">
                    <text:list-item>
                      <text:h text:style-name="P134" text:outline-level="1"><draw:line text:anchor-type="paragraph" draw:z-index="13" draw:name="Forme1_2" draw:style-name="gr18" draw:text-style-name="P150" svg:x1="2.515cm" svg:y1="0.369cm" svg:x2="0.067cm" svg:y2="0.381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85730821390398" text:continue-numbering="true" text:style-name="List_20_1">
                    <text:list-item>
                      <text:h text:style-name="P134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2</text:h>
                </table:table-cell>
              </table:table-row>
              <table:table-row table:style-name="TableLine1812649384592">
                <table:table-cell table:style-name="Table2.A1" office:value-type="string">
                  <text:h text:style-name="_5f_Tableau_20_Droit" text:outline-level="1">19,8 <text:span text:style-name="Character_5f_20_5f_style">×</text:span> 0,001 1</text:h>
                </table:table-cell>
                <table:table-cell table:style-name="Table2.A1" office:value-type="string">
                  <text:list xml:id="list85730887662714" text:continue-numbering="true" text:style-name="List_20_1">
                    <text:list-item>
                      <text:h text:style-name="P134" text:outline-level="1"><draw:line text:anchor-type="paragraph" draw:z-index="14" draw:name="Forme1_3" draw:style-name="gr18" draw:text-style-name="P150" svg:x1="2.501cm" svg:y1="1.042cm" svg:x2="0.146cm" svg:y2="0.351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85730865980851" text:continue-numbering="true" text:style-name="List_20_1">
                    <text:list-item>
                      <text:h text:style-name="P134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0,2</text:h>
                </table:table-cell>
              </table:table-row>
              <table:table-row table:style-name="TableLine1812649386496">
                <table:table-cell table:style-name="Table2.A1" office:value-type="string">
                  <text:h text:style-name="_5f_Tableau_20_Droit" text:outline-level="1">2,1 <text:span text:style-name="Character_5f_20_5f_style">×</text:span> 9,8</text:h>
                </table:table-cell>
                <table:table-cell table:style-name="Table2.A1" office:value-type="string">
                  <text:list xml:id="list85731188209673" text:continue-numbering="true" text:style-name="List_20_1">
                    <text:list-item>
                      <text:h text:style-name="P134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85730905791518" text:continue-numbering="true" text:style-name="List_20_1">
                    <text:list-item>
                      <text:h text:style-name="P134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0,02</text:h>
                </table:table-cell>
              </table:table-row>
            </table:table>
            <text:h text:style-name="P136" text:outline-level="1"><text:span text:style-name="_5f_Caractères"/></text:h>
            <text:list xml:id="list85732816110939" text:continue-list="list85730839367903" text:style-name="_5f_Numérotation_20_des_20_exercices">
              <text:list-item>
                <text:h text:style-name="P135" text:outline-level="1"><text:soft-page-break/><text:span text:style-name="_5f_Caractères">Place correctement la virgule dans les pro­duits suivants (en ajoutant éventuellement un ou des zéros à gauche du résultat) :</text:span></text:h>
              </text:list-item>
            </text:list>
            <text:section text:style-name="Sect5" text:name="Section7">
              <text:list xml:id="list85730792797310" text:continue-list="list85732078031693" text:style-name="_5f_Numérotation_20_des_20_exercices">
                <text:list-item>
                  <text:list>
                    <text:list-item text:start-value="1"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5,5</text:span></text:p>
              <text:p text:style-name="_5f_Paragraphe_5f_opération_5f_posée"><text:span text:style-name="_5f_Caractères">× <text:s/>0,4</text:span></text:p>
              <text:p text:style-name="_5f_Paragraphe_5f_Réponse_5f_Pointillés_5f_Grisés_5f_avec_5f_bordure_5f_supérieure"><text:span text:style-name="_5f_Caractères">2</text:span><text:span text:style-name="_5f_Caractères_5f_correction">,</text:span><text:span text:style-name="_5f_Caractères">2 0</text:span></text:p>
              <text:list xml:id="list85731360699501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0,2 1</text:span></text:p>
              <text:p text:style-name="_5f_Paragraphe_5f_opération_5f_posée"><text:span text:style-name="_5f_Caractères">× 3,0 4</text:span></text:p>
              <text:p text:style-name="P106"><text:span text:style-name="_5f_Caractères_5f_correction"><text:span text:style-name="T199">0,</text:span></text:span><text:span text:style-name="_5f_Caractères">6 3 8 4</text:span></text:p>
              <text:list xml:id="list85732083752014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1,2 1</text:span></text:p>
              <text:p text:style-name="_5f_Paragraphe_5f_opération_5f_posée"><text:span text:style-name="_5f_Caractères">× 0,0 5</text:span></text:p>
              <text:p text:style-name="_5f_Paragraphe_5f_Réponse_5f_Pointillés_5f_Grisés_5f_avec_5f_bordure_5f_supérieure"><text:span text:style-name="_5f_Caractères_5f_correction"><text:span text:style-name="T199">0,0</text:span></text:span><text:span text:style-name="_5f_Caractères"><text:span text:style-name="T199"> </text:span></text:span><text:span text:style-name="_5f_Caractères">6 0 5</text:span></text:p>
              <text:list xml:id="list85731019279182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4,3</text:span></text:p>
              <text:p text:style-name="_5f_Paragraphe_5f_opération_5f_posée"><text:span text:style-name="_5f_Caractères">× 0,8 9</text:span></text:p>
              <text:p text:style-name="P106"><text:span text:style-name="_5f_Caractères">3 </text:span><text:span text:style-name="_5f_Caractères_5f_correction"><text:span text:style-name="T199">,</text:span></text:span><text:span text:style-name="_5f_Caractères">8 2 7</text:span></text:p>
              <text:list xml:id="list85731350422766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0,0 0 3 9</text:span></text:p>
              <text:p text:style-name="_5f_Paragraphe_5f_opération_5f_posée"><text:span text:style-name="_5f_Caractères">× <text:s text:c="8"/>3 4,6</text:span></text:p>
              <text:p text:style-name="_5f_Paragraphe_5f_Réponse_5f_Pointillés_5f_Grisés_5f_avec_5f_bordure_5f_supérieure"><text:span text:style-name="_5f_Caractères_5f_correction"><text:span text:style-name="T199">0,</text:span></text:span><text:span text:style-name="_5f_Caractères">1 3 4 9 4</text:span></text:p>
              <text:list xml:id="list85731516464705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1 4,6 0</text:span></text:p>
              <text:p text:style-name="_5f_Paragraphe_5f_opération_5f_posée"><text:span text:style-name="_5f_Caractères">× 2 5 6 0</text:span></text:p>
              <text:p text:style-name="_5f_Paragraphe_5f_Réponse_5f_Pointillés_5f_Grisés_5f_avec_5f_bordure_5f_supérieure"><text:span text:style-name="_5f_Caractères">3 7 3 7 6</text:span><text:span text:style-name="_5f_Caractères_5f_correction"> ,</text:span><text:span text:style-name="_5f_Caractères">0 0</text:span></text:p>
            </text:section>
            <text:list xml:id="list85731818157681" text:continue-list="list85732816110939" text:style-name="_5f_Numérotation_20_des_20_exercices">
              <text:list-item>
                <text:h text:style-name="P135" text:outline-level="1"><text:span text:style-name="_5f_Caractères">Place la virgule dans le nombre écrit </text:span><text:span text:style-name="_5f_Caractères_5f_gras">en ca­ractères gras</text:span><text:span text:style-name="_5f_Caractères"> pour que l'égalité soit vraie.</text:span></text:h>
              </text:list-item>
            </text:list>
            <text:list xml:id="list85731999725143" text:continue-list="list85731516464705" text:style-name="_5f_Numérotation_20_des_20_exercices">
              <text:list-item>
                <text:list>
                  <text:list-item text:start-value="1">
                    <text:p text:style-name="_5f_Paragraphe_5f_avec_5f_Num_5f_Question"><text:span text:style-name="_5f_Caractères">6,42 × </text:span><text:span text:style-name="_5f_Caractères_5f_gras">87</text:span><text:span text:style-name="_5f_Caractères_5f_correction">,</text:span><text:span text:style-name="_5f_Caractères_5f_gras">4</text:span><text:span text:style-name="_5f_Caractères"> = 561,108</text:span></text:p>
                  </text:list-item>
                  <text:list-item>
                    <text:p text:style-name="P132"><text:span text:style-name="_5f_Caractères_5f_gras">6</text:span><text:span text:style-name="_5f_Caractères_5f_correction">,</text:span><text:span text:style-name="_5f_Caractères_5f_gras">52</text:span><text:span text:style-name="_5f_Caractères"> × 0,512 = 3,338 24</text:span></text:p>
                  </text:list-item>
                  <text:list-item>
                    <text:p text:style-name="P132"><text:span text:style-name="_5f_Caractères">0,47 × </text:span><text:span text:style-name="_5f_Caractères_5f_gras">6</text:span><text:span text:style-name="_5f_Caractères_5f_correction">,</text:span><text:span text:style-name="_5f_Caractères_5f_gras">1</text:span><text:span text:style-name="_5f_Caractères"> = 2,867</text:span></text:p>
                  </text:list-item>
                  <text:list-item>
                    <text:p text:style-name="P132"><text:span text:style-name="_5f_Caractères">2,7 × </text:span><text:span text:style-name="_5f_Caractères_5f_gras">5</text:span><text:span text:style-name="_5f_Caractères_5f_correction">,</text:span><text:span text:style-name="_5f_Caractères_5f_gras">45</text:span><text:span text:style-name="_5f_Caractères"> = 14,715</text:span></text:p>
                  </text:list-item>
                  <text:list-item>
                    <text:p text:style-name="P132"><text:span text:style-name="_5f_Caractères_5f_gras">7</text:span><text:span text:style-name="_5f_Caractères_5f_correction">,</text:span><text:span text:style-name="_5f_Caractères_5f_gras">5</text:span><text:span text:style-name="_5f_Caractères"> × 19,711 = 147,832 5</text:span></text:p>
                  </text:list-item>
                </text:list>
              </text:list-item>
            </text:list>
            <text:list xml:id="list85732400509191" text:continue-list="list85731818157681" text:style-name="_5f_Numérotation_20_des_20_exercices">
              <text:list-item>
                <text:h text:style-name="P135" text:outline-level="1"><text:span text:style-name="_5f_Caractères">Sachant que 65 × 132 =8 580, détermine les résultats des calculs suivants :</text:span></text:h>
              </text:list-item>
            </text:list>
            <text:section text:style-name="Sect4" text:name="Section8">
              <text:list xml:id="list85732595629403" text:continue-numbering="true" text:style-name="_5f_Numérotation_20_des_20_exercices">
                <text:list-item>
                  <text:list>
                    <text:list-item>
                      <text:p text:style-name="P120"><text:span text:style-name="_5f_Caractères">6,5 × 13,2 =</text:span><text:span text:style-name="_5f_Caractères_5f_correction"> 85,8</text:span></text:p>
                    </text:list-item>
                    <text:list-item>
                      <text:p text:style-name="P120"><text:span text:style-name="_5f_Caractères">650 × 132 = </text:span><text:span text:style-name="_5f_Caractères_5f_correction">85 80</text:span><text:span text:style-name="_5f_Caractères_5f_correction"><text:span text:style-name="T200">0</text:span></text:span></text:p>
                    </text:list-item>
                    <text:list-item>
                      <text:p text:style-name="P120"><text:span text:style-name="_5f_Caractères">0,65 × 0,132 = </text:span><text:span text:style-name="_5f_Caractères_5f_correction"><text:span text:style-name="T200">0,</text:span></text:span><text:span text:style-name="_5f_Caractères_5f_correction"><text:span text:style-name="T202">0</text:span></text:span><text:span text:style-name="_5f_Caractères_5f_correction">858</text:span></text:p>
                    </text:list-item>
                    <text:list-item>
                      <text:p text:style-name="P120"><text:span text:style-name="_5f_Caractères">0,065 × 1 320 = </text:span><text:span text:style-name="_5f_Caractères_5f_correction">85,8</text:span></text:p>
                    </text:list-item>
                  </text:list>
                </text:list-item>
              </text:list>
            </text:section>
            <text:list xml:id="list85731211107529" text:continue-numbering="true" text:style-name="_5f_Numérotation_20_des_20_exercices">
              <text:list-item>
                <text:h text:style-name="P135" text:outline-level="1"><text:span text:style-name="_5f_Caractères">Calcule en regroupant astucieusement :</text:span></text:h>
                <text:list>
                  <text:list-item>
                    <text:p text:style-name="P120"><text:span text:style-name="_5f_Caractères">A = 0,9 × 2 × 0,7 × 50 =</text:span><text:span text:style-name="_5f_Caractères_5f_correction"> 0,9 × 0,7 × 2 × 50 </text:span></text:p>
                  </text:list-item>
                </text:list>
              </text:list-item>
            </text:list>
            <text:p text:style-name="P124"><text:span text:style-name="_5f_Caractères"><text:s/>=</text:span><text:span text:style-name="_5f_Caractères_5f_correction"> </text:span><text:span text:style-name="_5f_Caractères_5f_correction"><text:span text:style-name="T182">0,63 × 100</text:span></text:span></text:p>
            <text:p text:style-name="P125"><text:span text:style-name="_5f_Caractères">= </text:span><text:span text:style-name="_5f_Caractères_5f_correction"><text:s/></text:span><text:span text:style-name="_5f_Caractères_5f_correction"><text:span text:style-name="T184">63</text:span></text:span></text:p>
            <text:list xml:id="list85730726477186" text:continue-numbering="true" text:style-name="_5f_Numérotation_20_des_20_exercices">
              <text:list-item>
                <text:list>
                  <text:list-item>
                    <text:p text:style-name="P120"><text:span text:style-name="_5f_Caractères">B = 0,25 × 5,65 × 4 =</text:span><text:span text:style-name="_5f_Caractères_5f_correction"> 0,25 × 4 × 5,65 <text:s/></text:span></text:p>
                  </text:list-item>
                </text:list>
                <text:p text:style-name="P126"><text:span text:style-name="_5f_Caractères">=</text:span><text:span text:style-name="_5f_Caractères_5f_correction"> </text:span><text:span text:style-name="_5f_Caractères_5f_correction"><text:span text:style-name="T200">1</text:span></text:span><text:span text:style-name="_5f_Caractères_5f_correction"> × 5,65 </text:span></text:p>
                <text:list text:continue-numbering="true">
                  <text:list-header>
                    <text:p text:style-name="P123"><text:span text:style-name="_5f_Caractères"><text:span text:style-name="T182">= </text:span></text:span><text:span text:style-name="_5f_Caractères_5f_correction"><text:span text:style-name="T182"><text:s text:c="2"/>5,65</text:span></text:span></text:p>
                  </text:list-header>
                  <text:list-item>
                    <text:p text:style-name="P120"><text:span text:style-name="_5f_Caractères">C = 8 × 52 × 12,5 =</text:span><text:span text:style-name="_5f_pointillés_20_gris"> <text:s/></text:span><text:span text:style-name="_5f_Caractères_5f_correction">8 × 12,5 × 52 </text:span></text:p>
                  </text:list-item>
                </text:list>
              </text:list-item>
            </text:list>
            <text:p text:style-name="P127"><text:span text:style-name="_5f_Caractères">= </text:span><text:span text:style-name="_5f_Caractères_5f_correction"><text:span text:style-name="T200">100</text:span></text:span><text:span text:style-name="_5f_Caractères_5f_correction"> × 52 </text:span></text:p>
            <text:p text:style-name="P128"><text:span text:style-name="_5f_Caractères">= </text:span><text:span text:style-name="_5f_Caractères_5f_correction"><text:span text:style-name="T200">5 200</text:span></text:span><text:span text:style-name="_5f_Caractères"> </text:span></text:p>
            <text:list xml:id="list85732773608352" text:continue-numbering="true" text:style-name="_5f_Numérotation_20_des_20_exercices">
              <text:list-item>
                <text:list>
                  <text:list-item>
                    <text:p text:style-name="P120"><text:span text:style-name="_5f_Caractères">D = 2,5 × 1,7 × 0,4 =</text:span><text:span text:style-name="_5f_pointillés_20_gris"> <text:s/></text:span><text:span text:style-name="_5f_Caractères_5f_correction">2,5 × 0,4 × 1,7 </text:span></text:p>
                  </text:list-item>
                </text:list>
              </text:list-item>
            </text:list>
            <text:p text:style-name="P129"><text:span text:style-name="_5f_Caractères">= </text:span><text:span text:style-name="_5f_pointillés_20_gris"><text:s/></text:span><text:span text:style-name="_5f_Caractères_5f_correction"><text:span text:style-name="T200">1</text:span></text:span><text:span text:style-name="_5f_Caractères_5f_correction"> × 1,7</text:span></text:p>
            <text:p text:style-name="P130"><text:span text:style-name="_5f_Caractères">= </text:span><text:span text:style-name="_5f_Caractères_5f_correction">1,7</text:span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paragraph-properties fo:text-align="start" style:justify-single-word="false"/>
      <style:text-properties officeooo:paragraph-rsid="00d4df5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d7e12c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3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9c03d7" officeooo:paragraph-rsid="00863005"/>
    </style:style>
    <style:style style:name="MP3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7" style:family="paragraph" style:parent-style-name="Footer">
      <style:text-properties officeooo:paragraph-rsid="00863005"/>
    </style:style>
    <style:style style:name="M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3" style:family="paragraph" style:parent-style-name="_5f_Header_20_G_20_page_20_paire_20__28_G_29_">
      <style:paragraph-properties fo:text-align="start" style:justify-single-word="false"/>
    </style:style>
    <style:style style:name="MP44" style:family="paragraph" style:parent-style-name="Footer">
      <style:text-properties officeooo:paragraph-rsid="030c4d7d"/>
    </style:style>
    <style:style style:name="MP45" style:family="paragraph" style:parent-style-name="_5f_Header_20_G_20_page_20_paire_20__28_G_29_">
      <style:text-properties officeooo:paragraph-rsid="0334a5b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7" style:family="paragraph" style:parent-style-name="Header">
      <style:paragraph-properties fo:text-align="start" style:justify-single-word="false"/>
      <style:text-properties officeooo:paragraph-rsid="0289fb01"/>
    </style:style>
    <style:style style:name="MP4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9" style:family="paragraph" style:parent-style-name="Footer">
      <style:text-properties officeooo:paragraph-rsid="008d016c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1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3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4" style:family="text">
      <style:text-properties officeooo:rsid="00b5d2d1"/>
    </style:style>
    <style:style style:name="MT15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6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20" style:family="text">
      <style:text-properties officeooo:rsid="015f088a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3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5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26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28" style:family="text">
      <style:text-properties officeooo:rsid="0160d7ef"/>
    </style:style>
    <style:style style:name="MT29" style:family="text">
      <style:text-properties officeooo:rsid="02735980"/>
    </style:style>
    <style:style style:name="MT30" style:family="text">
      <style:text-properties officeooo:rsid="02757f12"/>
    </style:style>
    <style:style style:name="MT31" style:family="text">
      <style:text-properties officeooo:rsid="0272f9e5"/>
    </style:style>
    <style:style style:name="MT32" style:family="text">
      <style:text-properties officeooo:rsid="026ec296"/>
    </style:style>
    <style:style style:name="MT33" style:family="text">
      <style:text-properties officeooo:rsid="0268e0aa"/>
    </style:style>
    <style:style style:name="MT34" style:family="text">
      <style:text-properties officeooo:rsid="0072f07f"/>
    </style:style>
    <style:style style:name="MT35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3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40" style:family="text">
      <style:text-properties officeooo:rsid="01f8729d"/>
    </style:style>
    <style:style style:name="MT41" style:family="text">
      <style:text-properties officeooo:rsid="010c4d3a"/>
    </style:style>
    <style:style style:name="MT42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3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4" style:family="text"/>
    <style:style style:name="MT45" style:family="text">
      <style:text-properties fo:font-size="16pt" style:font-size-asian="16pt" style:font-size-complex="16pt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49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officeooo:rsid="00b6801f"/>
    </style:style>
    <style:style style:name="MT51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3" style:family="text">
      <style:text-properties officeooo:rsid="0334a5be"/>
    </style:style>
    <style:style style:name="MT54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5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59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1" style:family="text">
      <style:text-properties officeooo:rsid="0315af39"/>
    </style:style>
    <style:style style:name="MT62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6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6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0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4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5" style:family="text">
      <style:text-properties officeooo:rsid="014407b5"/>
    </style:style>
    <style:style style:name="MT76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2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7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3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5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7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8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1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4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6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8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1" style:family="text">
      <style:text-properties officeooo:rsid="008d016c"/>
    </style:style>
    <style:style style:name="MT112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1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3" style:family="text">
      <style:text-properties officeooo:rsid="009e3fdd"/>
    </style:style>
    <style:style style:name="MT124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8" style:family="text">
      <style:text-properties fo:font-variant="small-caps" officeooo:rsid="0054f64f"/>
    </style:style>
    <style:style style:name="MT129" style:family="text">
      <style:text-properties fo:font-variant="small-caps"/>
    </style:style>
    <style:style style:name="MT130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1" style:family="text">
      <style:text-properties officeooo:rsid="00a4cf55"/>
    </style:style>
    <style:style style:name="MT13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6" style:family="text">
      <style:text-properties officeooo:rsid="005a3fa8"/>
    </style:style>
    <style:style style:name="MT137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38" style:family="text">
      <style:text-properties officeooo:rsid="00415f3a"/>
    </style:style>
    <style:style style:name="MT139" style:family="text">
      <style:text-properties officeooo:rsid="00386ebd"/>
    </style:style>
    <style:style style:name="MT14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4" style:family="text">
      <style:text-properties officeooo:rsid="00a59a60"/>
    </style:style>
    <style:style style:name="MT145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9" style:family="text">
      <style:text-properties officeooo:rsid="01fe03f2"/>
    </style:style>
    <style:style style:name="MT150" style:family="text">
      <style:text-properties fo:font-variant="small-caps" officeooo:rsid="0096b4e2"/>
    </style:style>
    <style:style style:name="MT151" style:family="text">
      <style:text-properties fo:font-variant="small-caps" officeooo:rsid="00a847d5"/>
    </style:style>
    <style:style style:name="MT152" style:family="text">
      <style:text-properties officeooo:rsid="0096b4e2"/>
    </style:style>
    <style:style style:name="MT15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7" style:family="text">
      <style:text-properties officeooo:rsid="0032e83a"/>
    </style:style>
    <style:style style:name="MT158" style:family="text">
      <style:text-properties officeooo:rsid="002b33ed"/>
    </style:style>
    <style:style style:name="MT15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3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7" style:family="text">
      <style:text-properties fo:font-variant="small-caps" officeooo:rsid="007d7a6f"/>
    </style:style>
    <style:style style:name="MT168" style:family="text">
      <style:text-properties officeooo:rsid="00a59037"/>
    </style:style>
    <style:style style:name="MT169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1" style:family="text">
      <style:text-properties fo:font-variant="small-caps" officeooo:rsid="00990660"/>
    </style:style>
    <style:style style:name="MT172" style:family="text">
      <style:text-properties fo:font-variant="small-caps" officeooo:rsid="00b5d2d1"/>
    </style:style>
    <style:style style:name="MT173" style:family="text">
      <style:text-properties fo:font-variant="small-caps" officeooo:rsid="00b6801f"/>
    </style:style>
    <style:style style:name="MT174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8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-left>
      <style:footer>
        <text:p text:style-name="MP1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337" draw:name="Shape4_6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priorités opératoires</text:span></text:p></draw:text-box></draw:frame></text:p>
      </style:footer>
      <style:footer-left>
        <text:p text:style-name="MP1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5">priorités opératoires</text:span></text:p></draw:text-box></draw:frame><draw:g text:anchor-type="paragraph" draw:z-index="338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39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40" draw:name="Shape4_11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26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9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342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43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44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346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2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12">critères de divisibilité</text:span></text:p></draw:text-box></draw:frame><draw:g text:anchor-type="paragraph" draw:z-index="347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3">G</text:span>éométrie plane : Parallèles, perpendiculaires,<text:line-break/> distances</text:p>
      </style:header>
      <style:header-left>
        <text:p text:style-name="MP10"><text:s/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7">Géométrie plane : </text:span><text:span text:style-name="MT18">parallèles, perpendiculaires, </text:span><text:span text:style-name="MT19">distances</text:span></text:h></draw:text-box></draw:frame><draw:g text:anchor-type="paragraph" draw:z-index="348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20">G</text:span>éométrie plane : Parallèles, perpendiculaires, distances</text:h></draw:text-box></draw:frame><draw:g text:anchor-type="paragraph" draw:z-index="349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">Calculer : </text:span><text:span text:style-name="MT21">Diviser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1">Diviser</text:span><text:span text:style-name="MT1"> </text:span></text:p>
      </style:header-left>
      <style:footer>
        <text:p text:style-name="MP1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draw:g text:anchor-type="paragraph" draw:z-index="350" draw:name="Shape4_5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22">diviser</text:span></text:p></draw:text-box></draw:frame></text:p>
      </style:footer>
      <style:footer-left>
        <text:p text:style-name="MP1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2">diviser</text:span></text:p></draw:text-box></draw:frame><draw:g text:anchor-type="paragraph" draw:z-index="351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52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53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Calculer : <text:span text:style-name="MT23">Multiplier</text:span> </text:p>
      </style:header>
      <style:header-left>
        <text:p text:style-name="MP13">Calculer : <text:span text:style-name="MT23">Multiplier</text:span> </text:p>
      </style:header-left>
      <style:footer>
        <text:p text:style-name="MP1"><draw:frame draw:style-name="Mfr1" draw:name="Frame901" text:anchor-type="paragraph" svg:y="-0.06cm" draw:z-index="97"><draw:text-box fo:min-height="0.499cm" fo:min-width="7.096cm"><draw:frame draw:style-name="Mfr2" draw:name="Frame931" text:anchor-type="frame" svg:x="0.45cm" svg:y="0.079cm" svg:width="0.817cm" draw:z-index="356"><draw:text-box fo:min-height="0.355cm"><text:p text:style-name="MP2"><draw:g text:anchor-type="paragraph" draw:z-index="357" draw:name="Shape4_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149</text:page-number></text:p></draw:text-box></draw:frame><text:p text:style-name="MP4"><text:span text:style-name="MT3">calculer</text:span><text:span text:style-name="MT4"> : </text:span><text:span text:style-name="MT24">Multiplier</text:span></text:p></draw:text-box></draw:frame></text:p>
      </style:footer>
      <style:footer-left>
        <text:p text:style-name="MP1"><draw:frame draw:style-name="Mfr1" draw:name="Frame981" text:anchor-type="paragraph" svg:y="-0.06cm" draw:z-index="98"><draw:text-box fo:min-height="0.499cm" fo:min-width="7.096cm"><draw:frame draw:style-name="Mfr2" draw:name="Frame991" text:anchor-type="frame" svg:x="0.45cm" svg:y="0.079cm" svg:width="0.817cm" draw:z-index="99"><draw:text-box fo:min-height="0.355cm"><text:p text:style-name="MP2"><text:page-number text:select-page="current">150</text:page-number></text:p></draw:text-box></draw:frame><text:p text:style-name="MP5"><text:span text:style-name="MT3">calculer</text:span><text:span text:style-name="MT4"> : </text:span><text:span text:style-name="MT24">Multiplier</text:span></text:p></draw:text-box></draw:frame><draw:g text:anchor-type="paragraph" draw:z-index="355" draw:name="Shape4_262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2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3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2"><draw:g text:anchor-type="paragraph" draw:z-index="96" draw:name="Shape4_4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93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94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26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5"><draw:line text:anchor-type="paragraph" draw:z-index="88" draw:name="Shape3_12" draw:style-name="Mgr5" draw:text-style-name="MP16" svg:x1="10.308cm" svg:y1="0.388cm" svg:x2="20.496cm" svg:y2="0.36cm"><text:p/></draw:line><draw:path text:anchor-type="paragraph" draw:z-index="89" draw:name="Shape1_6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header-left>
        <text:p text:style-name="MP15"><draw:line text:anchor-type="paragraph" draw:z-index="90" draw:name="Shape3_27" draw:style-name="Mgr5" draw:text-style-name="MP16" svg:x1="10.308cm" svg:y1="0.388cm" svg:x2="20.496cm" svg:y2="0.36cm"><text:p/></draw:line><draw:path text:anchor-type="paragraph" draw:z-index="91" draw:name="Shape1_0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-left>
      <style:footer>
        <text:p text:style-name="MP1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92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2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3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19"><draw:path text:anchor-type="paragraph" draw:z-index="77" draw:name="Shape1_1" draw:style-name="Mgr6" draw:text-style-name="MP17" svg:width="4.329cm" svg:height="2.238cm" svg:x="-1.5cm" svg:y="-7.4cm" svg:viewBox="0 0 4330 2239" svg:d="M0 2239l3984-288c209-15 363-167 345-342l-170-1609h-4159z"><text:p/></draw:path><draw:line text:anchor-type="paragraph" draw:z-index="78" draw:name="Shape3_2" draw:style-name="Mgr5" draw:text-style-name="MP16" svg:x1="10.37cm" svg:y1="0.365cm" svg:x2="20.496cm" svg:y2="0.36cm"><text:p/></draw:line><text:span text:style-name="MT29">Fractions</text:span> : <text:span text:style-name="MT29">Opérations</text:span> </text:p>
      </style:header>
      <style:header-left>
        <text:p text:style-name="MP19"><draw:path text:anchor-type="paragraph" draw:z-index="79" draw:name="Shape1_8" draw:style-name="Mgr6" draw:text-style-name="MP17" svg:width="4.329cm" svg:height="2.238cm" svg:x="-1.5cm" svg:y="-7.4cm" svg:viewBox="0 0 4330 2239" svg:d="M0 2239l3984-288c209-15 363-167 345-342l-170-1609h-4159z"><text:p/></draw:path><draw:line text:anchor-type="paragraph" draw:z-index="80" draw:name="Shape3_26" draw:style-name="Mgr5" draw:text-style-name="MP16" svg:x1="10.37cm" svg:y1="0.365cm" svg:x2="20.496cm" svg:y2="0.36cm"><text:p/></draw:line><text:span text:style-name="MT29">Fractions</text:span> : <text:span text:style-name="MT29">Opérations</text:span> </text:p>
      </style:header-left>
      <style:footer>
        <text:p text:style-name="MP1"><draw:frame draw:style-name="Mfr3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81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4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5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71" draw:name="Shape3_9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>
      <style:header-left>
        <text:p text:style-name="MP21"><draw:line text:anchor-type="paragraph" draw:z-index="72" draw:name="Shape3_25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-left>
      <style:footer>
        <text:p text:style-name="MP1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73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8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9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3"><draw:line text:anchor-type="paragraph" draw:z-index="65" draw:name="Shape3_24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header-left>
        <text:p text:style-name="MP23"><draw:line text:anchor-type="paragraph" draw:z-index="66" draw:name="Shape3_28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-left>
      <style:footer>
        <text:p text:style-name="MP1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67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2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3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path text:anchor-type="paragraph" draw:z-index="57" draw:name="Shape1_4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58" draw:name="Shape3_7" draw:style-name="Mgr5" draw:text-style-name="MP16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5"><draw:path text:anchor-type="paragraph" draw:z-index="59" draw:name="Shape1_7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60" draw:name="Shape3_8" draw:style-name="Mgr5" draw:text-style-name="MP16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1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61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4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5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6" draw:name="Shape4_2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7"><draw:path text:anchor-type="paragraph" draw:z-index="44" draw:name="Shape1_2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45" draw:name="Shape3_10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>
      <style:header-left>
        <text:p text:style-name="MP27"><draw:path text:anchor-type="paragraph" draw:z-index="46" draw:name="Shape1_10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53" draw:name="Shape3_14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-left>
      <style:footer>
        <text:p text:style-name="MP1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1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42" draw:name="Shape4_2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3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9"><draw:line text:anchor-type="paragraph" draw:z-index="38" draw:name="Shape3_13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>
      <style:header-left>
        <text:p text:style-name="MP29"><draw:line text:anchor-type="paragraph" draw:z-index="39" draw:name="Shape3_15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-left>
      <style:footer>
        <text:p text:style-name="MP1"><draw:frame draw:style-name="Mfr3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40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5" draw:name="Shape4_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6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7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1"><draw:line text:anchor-type="paragraph" draw:z-index="31" draw:name="Shape3_4" draw:style-name="Mgr5" draw:text-style-name="MP16" svg:x1="6.842cm" svg:y1="0.431cm" svg:x2="20.496cm" svg:y2="0.36cm"><text:p/></draw:line>Numération</text:p>
      </style:header>
      <style:header-left>
        <text:p text:style-name="MP32"><draw:g text:anchor-type="paragraph" draw:z-index="32" draw:name="Shape4_8" draw:style-name="Mgr7"><draw:path draw:style-name="Mgr2" draw:text-style-name="MP3" svg:width="0.855cm" svg:height="1.172cm" svg:x="18.321cm" svg:y="27.525cm" svg:viewBox="0 0 856 1173" svg:d="M856 1173h-856v-991c0-100 79-182 175-182h505c97 0 176 82 176 182z"><text:p/></draw:path></draw:g><draw:line text:anchor-type="paragraph" draw:z-index="33" draw:name="Shape3_11" draw:style-name="Mgr5" draw:text-style-name="MP16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4" draw:name="Frame135" text:anchor-type="paragraph" svg:x="0.945cm" svg:y="-0.06cm" draw:z-index="0"><draw:text-box fo:min-height="0.499cm" fo:min-width="7.096cm"><text:p text:style-name="Footer"><text:span text:style-name="MT28">N</text:span>ombres entiers et décimaux : numération</text:p></draw:text-box></draw:frame><draw:g text:anchor-type="paragraph" draw:z-index="34" draw:name="Shape4_42" draw:style-name="Mgr1"><draw:path draw:style-name="Mgr2" draw:text-style-name="MP3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33" text:outline-level="1"><draw:frame draw:style-name="Mfr4" draw:name="Frame421" text:anchor-type="paragraph" svg:x="10.091cm" svg:y="0.009cm" draw:z-index="0"><draw:text-box fo:min-height="0.499cm" fo:min-width="7.096cm"><text:p text:style-name="MP34"><text:span text:style-name="MT28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" draw:name="Shape4_1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1" draw:style-name="Mdp1">
      <style:header>
        <text:p text:style-name="MP35"/>
      </style:header>
      <style:header-left>
        <text:p text:style-name="MP36"><draw:line text:anchor-type="paragraph" draw:z-index="26" draw:name="Shape3_6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-left>
      <style:footer>
        <text:p text:style-name="MP1"/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3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" draw:name="Shape4_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5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0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1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2" draw:name="Shape4_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6"><draw:line text:anchor-type="paragraph" draw:z-index="306" draw:name="Shape3_22" draw:style-name="Mgr5" draw:text-style-name="MP16" svg:x1="17.999cm" svg:y1="0.36cm" svg:x2="20.497cm" svg:y2="0.36cm"><text:p/></draw:line><text:span text:style-name="MT26">Nombres entiers et décimaux : </text:span><text:span text:style-name="MT37">La droite graduée</text:span></text:p>
      </style:header>
      <style:header-left>
        <text:p text:style-name="MP36"><draw:line text:anchor-type="paragraph" draw:z-index="307" draw:name="Shape3_37" draw:style-name="Mgr5" draw:text-style-name="MP16" svg:x1="17.999cm" svg:y1="0.36cm" svg:x2="20.497cm" svg:y2="0.36cm"><text:p/></draw:line><text:span text:style-name="MT26">Nombres entiers et décimaux : </text:span><text:span text:style-name="MT37">La droite graduée</text:span></text:p>
      </style:header-left>
      <style:footer>
        <text:p text:style-name="MP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03" draw:name="Shape4_1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3">N</text:span><text:span text:style-name="MT38">ombres entiers et décimaux : </text:span><text:span text:style-name="MT39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04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3">N</text:span><text:span text:style-name="MT38">ombres entiers et décimaux : </text:span><text:span text:style-name="MT3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27" text:anchor-type="paragraph" svg:y="-0.06cm" draw:z-index="0"><draw:text-box fo:min-height="0.499cm" fo:min-width="3cm"><draw:frame draw:style-name="Mfr2" draw:name="Frame2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34" draw:name="Shape4_6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35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31" draw:name="Shape4_6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32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29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330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1">Utilis</text:span><text:span text:style-name="MT42">er des</text:span><text:span text:style-name="MT41"> données </text:span>: <text:span text:style-name="MT43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5"> Utiliser des données : Représenter </text:span></text:span></text:p>
      </style:header-left>
      <style:footer>
        <text:p text:style-name="MP6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326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327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91" draw:style-name="Mgr1"><draw:path draw:style-name="Mgr3" draw:text-style-name="MP40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1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324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25" draw:name="Shape4_6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>
      <style:header-left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-left>
      <style:footer>
        <text:p text:style-name="MP6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321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322" draw:name="Shape4_75" draw:style-name="Mgr1"><draw:path draw:style-name="Mgr3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323" draw:name="Shape4_7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19" draw:name="Shape4_7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320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12" draw:name="Shape3_19" draw:style-name="Mgr8" draw:text-style-name="MP16" svg:x1="15.12cm" svg:y1="0.36cm" svg:x2="20.496cm" svg:y2="0.36cm"><text:p/></draw:line><text:s/><text:span text:style-name="MT53">Angles : </text:span>Angles : <text:span text:style-name="MT54">Comprendre la notion d’angle</text:span></text:p>
      </style:header>
      <style:header-left>
        <text:p text:style-name="MP43"><draw:line text:anchor-type="paragraph" draw:z-index="313" draw:name="Shape3_29" draw:style-name="Mgr8" draw:text-style-name="MP16" svg:x1="15.12cm" svg:y1="0.36cm" svg:x2="20.496cm" svg:y2="0.36cm"><text:p/></draw:line>Angles : <text:span text:style-name="MT54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5">Angles : </text:span><text:span text:style-name="MT56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8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5"><draw:line text:anchor-type="paragraph" draw:z-index="315" draw:name="Shape3_33" draw:style-name="Mgr8" draw:text-style-name="MP16" svg:x1="15.12cm" svg:y1="0.36cm" svg:x2="20.496cm" svg:y2="0.36cm"><text:p/></draw:line><text:s/><text:span text:style-name="MT59">Angles</text:span> : <text:span text:style-name="MT54">Comprendre la notion d’angle</text:span></text:p>
      </style:header>
      <style:footer>
        <text:p text:style-name="MP6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frame draw:style-name="Mfr3" draw:name="Frame9111112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0">Angles</text:span><text:span text:style-name="MT8"> : </text:span><text:span text:style-name="MT60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11" draw:name="Shape3_35" draw:style-name="Mgr8" draw:text-style-name="MP16" svg:x1="11.344cm" svg:y1="0.358cm" svg:x2="20.497cm" svg:y2="0.36cm"><text:p/></draw:line><text:span text:style-name="MT61">Angles </text:span>: Nommer un angle</text:p>
      </style:header>
      <style:footer>
        <text:p text:style-name="MP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8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9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14" draw:name="Shape3_30" draw:style-name="Mgr8" draw:text-style-name="MP16" svg:x1="11.435cm" svg:y1="0.388cm" svg:x2="20.496cm" svg:y2="0.36cm"><text:p/></draw:line><text:span text:style-name="MT62">Angles</text:span> : <text:span text:style-name="MT62">Mesurer un angle</text:span></text:p>
      </style:header-left>
      <style:footer>
        <text:p text:style-name="MP6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6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3">Angles </text:span><text:span text:style-name="MT8">: </text:span><text:span text:style-name="MT6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17" draw:name="Shape3_31" draw:style-name="Mgr8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18" draw:name="Shape3_32" draw:style-name="Mgr8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4">Mesurer un angle</text:span></text:p></draw:text-box></draw:frame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1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0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09" draw:name="Shape3_34" draw:style-name="Mgr8" draw:text-style-name="MP16" svg:x1="15.448cm" svg:y1="0.365cm" svg:x2="20.496cm" svg:y2="0.36cm"><text:p/></draw:line><text:span text:style-name="MT65">Angles</text:span><text:span text:style-name="MT66"> : </text:span><text:span text:style-name="MT67">Calculer des mesures d’angle</text:span></text:p>
      </style:header>
      <style:header-left>
        <text:p text:style-name="_5f_Header_20_G_20_page_20_paire_20__28_G_29_"><draw:line text:anchor-type="paragraph" draw:z-index="305" draw:name="Shape3_36" draw:style-name="Mgr8" draw:text-style-name="MP16" svg:x1="15.448cm" svg:y1="0.365cm" svg:x2="20.496cm" svg:y2="0.36cm"><text:p/></draw:line><text:span text:style-name="MT65">Angles : </text:span><text:span text:style-name="MT67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8">Calculer des </text:span><text:span text:style-name="MT64">Mesure</text:span><text:span text:style-name="MT68">s</text:span><text:span text:style-name="MT64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9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7"><draw:path text:anchor-type="paragraph" draw:z-index="85" draw:name="Shape1_5" draw:style-name="Mgr6" draw:text-style-name="MP17" svg:width="4.329cm" svg:height="2.238cm" svg:x="-1.5cm" svg:y="-1.001cm" svg:viewBox="0 0 4330 2239" svg:d="M0 2239l3984-288c209-15 363-167 345-342l-170-1609h-4159z"><text:p/></draw:path><draw:line text:anchor-type="paragraph" draw:z-index="86" draw:name="Shape3_21" draw:style-name="Mgr5" draw:text-style-name="MP16" svg:x1="10.308cm" svg:y1="0.388cm" svg:x2="20.496cm" svg:y2="0.36cm"><text:p/></draw:line><text:span text:style-name="MT25">Fractions</text:span><text:span text:style-name="MT26"> : </text:span><text:span text:style-name="MT27">Problèmes</text:span><text:span text:style-name="MT26"> </text:span></text:p>
      </style:header>
      <style:footer>
        <text:p text:style-name="MP1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87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00" draw:name="Shape3_3" draw:style-name="Mgr9" draw:text-style-name="MP16" svg:x1="12.104cm" svg:y1="0.392cm" svg:x2="20.497cm" svg:y2="0.36cm"><text:p/></draw:line><text:span text:style-name="MT70">Périmètre</text:span> : <text:span text:style-name="MT71">Coder et calculer</text:span></text:p>
      </style:header>
      <style:header-left>
        <text:p text:style-name="_5f_Header_20_M_20_page_20_impaire_20__28_D_29_"><draw:line text:anchor-type="paragraph" draw:z-index="302" draw:name="Shape3_18" draw:style-name="Mgr9" draw:text-style-name="MP16" svg:x1="12.104cm" svg:y1="0.392cm" svg:x2="20.497cm" svg:y2="0.36cm"><text:p/></draw:line><text:span text:style-name="MT70">Périmètre</text:span> : <text:span text:style-name="MT71">Coder et calculer</text:span></text:p>
      </style:header-left>
      <style:footer>
        <text:p text:style-name="MP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301" draw:name="Shape4_106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73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97" draw:name="Shape4_10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8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-left>
      <style:footer>
        <text:p text:style-name="MP6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Proportionnalité et pourcentages : proportionalité</text:p></draw:text-box></draw:frame><draw:g text:anchor-type="paragraph" draw:z-index="295" draw:name="Shape4_8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: </text:p></draw:text-box></draw:frame><draw:g text:anchor-type="paragraph" draw:z-index="296" draw:name="Shape4_8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5">P</text:span>roportionnalité </text:p>
      </style:header>
      <style:header-left>
        <text:p text:style-name="_5f_Header_20_D_20_page_20_paire_20__28_G_29_"><text:span text:style-name="MT74"><text:tab/>Proportionnalité et pourcentage</text:span><text:span text:style-name="MT41"> </text:span>: <text:span text:style-name="MT74">proportionnalité</text:span> </text:p>
      </style:header-left>
      <style:footer>
        <text:p text:style-name="MP1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draw:g text:anchor-type="paragraph" draw:z-index="293" draw:name="Shape4_73" draw:style-name="Mgr1"><draw:path draw:style-name="Mgr3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94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-left>
      <style:footer>
        <text:p text:style-name="MP6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Proportionnalité et pourcentages : proportionalité</text:p></draw:text-box></draw:frame><draw:g text:anchor-type="paragraph" draw:z-index="291" draw:name="Shape4_9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: </text:p></draw:text-box></draw:frame><draw:g text:anchor-type="paragraph" draw:z-index="292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>
      <style:header-left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-left>
      <style:footer>
        <text:p text:style-name="MP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89" draw:name="Shape4_10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7">Proportionnalité et pourcentage : </text:span><text:span text:style-name="MT78">pourcentages</text:span></text:p></draw:text-box></draw:frame></text:p>
      </style:footer>
      <style:footer-left>
        <text:p text:style-name="MP6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<text:span text:style-name="MT79">Proportionnalité et pourcentages : </text:span><text:span text:style-name="MT78">pourcentages</text:span></text:p></draw:text-box></draw:frame><draw:g text:anchor-type="paragraph" draw:z-index="290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6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7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0">Périmètre</text:span> : <text:span text:style-name="MT70">Calculs sur une figure</text:span></text:p>
      </style:header>
      <style:header-left>
        <text:p text:style-name="_5f_Header_20_M_20_page_20_paire_20__28_G_29_"><text:span text:style-name="MT70">Périmètre</text:span> : <text:span text:style-name="MT70">Calculs sur une figure</text:span></text:p>
      </style:header-left>
      <style:footer>
        <text:p text:style-name="MP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83" draw:name="Shape4_94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84" draw:name="Shape4_9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85" draw:name="Shape4_96" draw:style-name="Mgr1"><draw:path draw:style-name="Mgr10" draw:text-style-name="MP48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0" draw:name="Shape4_1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1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77" draw:name="Shape3_1" draw:style-name="Mgr9" draw:text-style-name="MP16" svg:x1="12.45cm" svg:y1="0.362cm" svg:x2="20.497cm" svg:y2="0.36cm"><text:p/></draw:line><text:span text:style-name="MT70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279" draw:name="Shape3_20" draw:style-name="Mgr9" draw:text-style-name="MP16" svg:x1="12.45cm" svg:y1="0.362cm" svg:x2="20.497cm" svg:y2="0.36cm"><text:p/></draw:line><text:span text:style-name="MT70">Périmètre</text:span> : <text:span text:style-name="MT80">Mesurer, reporter</text:span></text:p>
      </style:header-left>
      <style:footer>
        <text:p text:style-name="MP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78" draw:name="Shape4_116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81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74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5" draw:name="Shape4_25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71" draw:name="Shape3_16" draw:style-name="Mgr9" draw:text-style-name="MP16" svg:x1="12.726cm" svg:y1="0.399cm" svg:x2="20.496cm" svg:y2="0.36cm"><text:p/></draw:line><text:span text:style-name="MT70">Périmètre</text:span> : <text:span text:style-name="MT82">Périmètres et unités</text:span></text:p>
      </style:header>
      <style:header-left>
        <text:p text:style-name="MP57"><draw:line text:anchor-type="paragraph" draw:z-index="273" draw:name="Shape3_17" draw:style-name="Mgr9" draw:text-style-name="MP16" svg:x1="16.083cm" svg:y1="0.383cm" svg:x2="20.496cm" svg:y2="0.36cm"><text:p/></draw:line><text:span text:style-name="MT70">Périmètre</text:span> : <text:span text:style-name="MT82">Périmètres et unités</text:span></text:p>
      </style:header-left>
      <style:footer>
        <text:p text:style-name="MP1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72" draw:name="Shape4_107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83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8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9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66" draw:name="Shape4_10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84">Problèmes</text:span></text:p></draw:text-box></draw:frame></text:p>
      </style:footer>
      <style:footer-left>
        <text:p text:style-name="MP58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72">Périmètre : </text:span><text:span text:style-name="MT84">Problèmes</text:span></text:p></draw:text-box></draw:frame><draw:g text:anchor-type="paragraph" draw:z-index="267" draw:name="Shape4_122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86">Volume</text:span><text:span text:style-name="MT8"> </text:span></text:p></draw:text-box></draw:frame><draw:g text:anchor-type="paragraph" draw:z-index="265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Conversions d’unités : longueurs</text:p></draw:text-box></draw:frame><draw:g text:anchor-type="paragraph" draw:z-index="262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63" draw:name="Shape4_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264" draw:name="Shape4_126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7">Conversions d’unités : longueurs</text:span></text:p>
      </style:header>
      <style:header-left>
        <text:p text:style-name="_5f_Header_20_N_20_page_20_impaire_20__28_D_29_"><text:s/><text:span text:style-name="MT87">Conversions d’unités : longueurs</text:span></text:p>
      </style:header-left>
      <style:footer>
        <text:p text:style-name="MP6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longueurs</text:span><text:span text:style-name="MT8"> </text:span></text:p></draw:text-box></draw:frame><draw:g text:anchor-type="paragraph" draw:z-index="259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0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88">masses</text:span></text:p>
      </style:header>
      <style:header-left>
        <text:p text:style-name="_5f_Header_20_N_20_page_20_impaire_20__28_D_29_"><text:s/><text:span text:style-name="MT87">Conversions d’unités : </text:span><text:span text:style-name="MT88">masses</text:span></text:p>
      </style:header-left>
      <style:footer>
        <text:p text:style-name="MP6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89">masses</text:span><text:span text:style-name="MT8"> </text:span></text:p></draw:text-box></draw:frame><draw:g text:anchor-type="paragraph" draw:z-index="256" draw:name="Shape4_9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57" draw:name="Shape4_11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12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>
      <style:header-left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-left>
      <style:footer>
        <text:p text:style-name="MP63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0">Masses</text:span><text:span text:style-name="MT8"> </text:span></text:p></draw:text-box></draw:frame><draw:g text:anchor-type="paragraph" draw:z-index="253" draw:name="Shape4_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254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55" draw:name="Shape4_12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92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7">Conversions d’unités : </text:span><text:span text:style-name="MT93">Capacités</text:span></text:p>
      </style:header>
      <style:header-left>
        <text:p text:style-name="Header"><text:s/><text:span text:style-name="MT87">Conversions d’unités : </text:span><text:span text:style-name="MT93">Capacités</text:span></text:p>
      </style:header-left>
      <style:footer>
        <text:p text:style-name="MP6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4">capacités</text:span><text:span text:style-name="MT8"> </text:span></text:p></draw:text-box></draw:frame><draw:g text:anchor-type="paragraph" draw:z-index="250" draw:name="Shape4_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51" draw:name="Shape4_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3">Capacités</text:span></text:p>
      </style:header>
      <style:header-left>
        <text:p text:style-name="_5f_Header_20_N_20_page_20_impaire_20__28_D_29_"><text:span text:style-name="MT95">Conversions d’unités : </text:span><text:span text:style-name="MT93">Capacités</text:span></text:p>
      </style:header-left>
      <style:footer>
        <text:p text:style-name="MP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6">Capacités</text:span><text:span text:style-name="MT8"> </text:span></text:p></draw:text-box></draw:frame><draw:g text:anchor-type="paragraph" draw:z-index="249" draw:name="Shape4_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7">Conversions d’unités : </text:span><text:span text:style-name="MT97">Temps et d</text:span><text:span text:style-name="MT98">urées</text:span></text:p>
      </style:header>
      <style:header-left>
        <text:p text:style-name="Header"><text:s/><text:span text:style-name="MT87">Conversions d’unités : </text:span><text:span text:style-name="MT97">Temps et d</text:span><text:span text:style-name="MT98">urées</text:span></text:p>
      </style:header-left>
      <style:footer>
        <text:p text:style-name="MP6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246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7" draw:name="Shape4_13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>
      <style:header-left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-left>
      <style:footer>
        <text:p text:style-name="MP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244" draw:name="Shape4_13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45" draw:name="Shape4_13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99">temps et </text:span><text:span text:style-name="MT100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1">Temps et durées</text:span></text:p>
      </style:header>
      <style:header-left>
        <text:p text:style-name="_5f_Header_20_N_20_page_20_impaire_20__28_D_29_"><text:s/><text:span text:style-name="MT87">Conversions d’unités : </text:span><text:span text:style-name="MT101">Temps et durées</text:span></text:p>
      </style:header-left>
      <style:footer>
        <text:p text:style-name="MP6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2">Temps et </text:span><text:span text:style-name="MT103">Durée</text:span><text:span text:style-name="MT8"> </text:span></text:p></draw:text-box></draw:frame><draw:g text:anchor-type="paragraph" draw:z-index="241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2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104">Vitesse</text:span></text:p>
      </style:header>
      <style:header-left>
        <text:p text:style-name="_5f_Header_20_N_20_page_20_impaire_20__28_D_29_"><text:span text:style-name="MT95">Conversions d’unités : </text:span><text:span text:style-name="MT104">Vitesse</text:span></text:p>
      </style:header-left>
      <style:footer>
        <text:p text:style-name="MP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5">vitesse</text:span><text:span text:style-name="MT8"> </text:span></text:p></draw:text-box></draw:frame><draw:g text:anchor-type="paragraph" draw:z-index="239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240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105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7">Conversions d’unités : </text:span><text:span text:style-name="MT106">Aires</text:span></text:p>
      </style:header>
      <style:header-left>
        <text:p text:style-name="Header"><text:s/><text:span text:style-name="MT87">Conversions d’unités : </text:span><text:span text:style-name="MT106">Aires</text:span></text:p>
      </style:header-left>
      <style:footer>
        <text:p text:style-name="MP6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7">aires</text:span></text:p></draw:text-box></draw:frame><draw:g text:anchor-type="paragraph" draw:z-index="236" draw:name="Shape4_1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37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1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5">Conversions d’unités : </text:span><text:span text:style-name="MT106">Aires</text:span></text:p>
      </style:header>
      <style:header-left>
        <text:p text:style-name="_5f_Header_20_N_20_page_20_paire_20__28_G_29_"><text:span text:style-name="MT95">Conversions d’unités : </text:span><text:span text:style-name="MT106">Aires</text:span></text:p>
      </style:header-left>
      <style:footer>
        <text:p text:style-name="MP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5">Conversions d’unités : </text:span><text:span text:style-name="MT107">Aires</text:span></text:h></draw:text-box></draw:frame><draw:g text:anchor-type="paragraph" draw:z-index="235" draw:name="Shape4_25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8">Problèmes</text:span></text:p>
      </style:header>
      <style:header-left>
        <text:p text:style-name="_5f_Header_20_N_20_page_20_paire_20__28_G_29_"><text:s/><text:span text:style-name="MT87">Conversions d’unités : </text:span><text:span text:style-name="MT108">Problèmes</text:span></text:p>
      </style:header-left>
      <style:footer>
        <text:p text:style-name="MP6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9">problèmes</text:span></text:p></draw:text-box></draw:frame><draw:g text:anchor-type="paragraph" draw:z-index="233" draw:name="Shape4_15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10">Conversions d’unités </text:span><text:span text:style-name="MT8">: </text:span><text:span text:style-name="MT110">problèmes</text:span></text:p></draw:text-box></draw:frame><draw:g text:anchor-type="paragraph" draw:z-index="234" draw:name="Shape4_177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95">Conversions d’unités : </text:span><text:span text:style-name="MT108">Problèmes</text:span></text:p>
      </style:header>
      <style:header-left>
        <text:p text:style-name="MP65"><text:span text:style-name="MT95">Conversions d’unités : </text:span><text:span text:style-name="MT108">Problèmes</text:span></text:p>
      </style:header-left>
      <style:footer>
        <text:p text:style-name="MP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9">problèmes</text:span></text:p></draw:text-box></draw:frame><draw:g text:anchor-type="paragraph" draw:z-index="231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4"><text:span text:style-name="MT91">Conversions d’unités : </text:span><text:span text:style-name="MT109">problèmes</text:span></text:p></draw:text-box></draw:frame><draw:g text:anchor-type="paragraph" draw:z-index="232" draw:name="Shape4_148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28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41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29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1"><text:s text:c="15"/>A</text:span>ires : Aire et unité</text:p>
      </style:header>
      <style:header-left>
        <text:p text:style-name="MP66"><text:span text:style-name="MT111"><text:s text:c="15"/>A</text:span>ires : Aire et unité</text:p>
      </style:header-left>
      <style:footer>
        <text:p text:style-name="MP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227" draw:name="Shape4_157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2">partie 1</text:span> : <text:span text:style-name="MT113">Assembler et décomposer</text:span></text:p>
      </style:header>
      <style:footer>
        <text:p text:style-name="MP1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4">Géométrie plane, </text:span><text:span text:style-name="MT115">partie 1</text:span><text:span text:style-name="MT114"> : </text:span><text:span text:style-name="MT116">assembler et décomposer</text:span></text:p></draw:text-box></draw:frame><draw:g text:anchor-type="paragraph" draw:z-index="225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226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, </text:span><text:span text:style-name="MT115">partie 1</text:span><text:span text:style-name="MT17"> : </text:span><text:span text:style-name="MT11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17">Géométrie plane</text:span><text:span text:style-name="MT118"> : </text:span><text:span text:style-name="MT119">Vocabulaire</text:span></text:p>
      </style:header>
      <style:footer>
        <text:p text:style-name="MP6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23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24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2">partie 1</text:span> : <text:span text:style-name="MT121">coder</text:span></text:p>
      </style:header>
      <style:footer>
        <text:p text:style-name="MP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4">Géométrie plane, </text:span><text:span text:style-name="MT115">partie 1</text:span><text:span text:style-name="MT114"> : </text:span><text:span text:style-name="MT122">coder</text:span></text:p></draw:text-box></draw:frame><draw:g text:anchor-type="paragraph" draw:z-index="221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7">Géométrie plane, </text:span><text:span text:style-name="MT115">partie 1</text:span><text:span text:style-name="MT17"> : </text:span><text:span text:style-name="MT122">coder</text:span></text:p></draw:text-box></draw:frame><draw:g text:anchor-type="paragraph" draw:z-index="222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17">Géométrie plane</text:span><text:span text:style-name="MT118"> : </text:span><text:span text:style-name="MT119">Vocabulaire</text:span></text:p>
      </style:header>
      <style:header-left>
        <text:p text:style-name="MP70"><text:span text:style-name="MT117">Géométrie plane</text:span><text:span text:style-name="MT118"> : </text:span><text:span text:style-name="MT119">Vocabulaire</text:span></text:p>
      </style:header-left>
      <style:footer>
        <text:p text:style-name="MP6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19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20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>
      <style:footer>
        <text:p text:style-name="MP1"><draw:frame draw:style-name="Mfr3" draw:name="Frame209" text:anchor-type="paragraph" svg:y="-0.06cm" draw:z-index="0"><draw:text-box fo:min-height="0.499cm" fo:min-width="7.096cm"><draw:frame draw:style-name="Mfr2" draw:name="Frame7" text:anchor-type="frame" svg:x="0.45cm" svg:y="0.079cm" svg:width="0.817cm" draw:z-index="0"><draw:text-box fo:min-height="0.355cm"><text:p text:style-name="MP2"><draw:g text:anchor-type="paragraph" draw:z-index="217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Géométrie plane : </text:span><text:span text:style-name="MT18">Parallèles, perpendiculaires, </text:span><text:span text:style-name="MT19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draw:g text:anchor-type="paragraph" draw:z-index="218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215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216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3">Géométrie plane</text:span> : <text:span text:style-name="MT124">Milieu, alignement, </text:span><text:span text:style-name="MT125">appartenance</text:span></text:p>
      </style:header>
      <style:footer>
        <text:p text:style-name="MP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213" draw:name="Shape4_15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Géométrie plane : </text:span><text:span text:style-name="MT126">milieu, Alignement, </text:span><text:span text:style-name="MT127">APPARTENANCE</text:span></text:p></draw:text-box></draw:frame></text:p>
      </style:footer>
      <style:footer-left>
        <text:p text:style-name="MP6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14" draw:name="Shape4_15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26">milieu, alignement, </text:span><text:span text:style-name="MT12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10" draw:name="Shape4_15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12" draw:name="Shape4_16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3">Géométrie plane</text:span> : <text:span text:style-name="MT13">Points, droites </text:span><text:span text:style-name="MT130">et cercles</text:span></text:p>
      </style:header>
      <style:footer>
        <text:p text:style-name="MP6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208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1">et cercles</text:span></text:p></draw:text-box></draw:frame></text:p>
      </style:footer>
      <style:footer-left>
        <text:p text:style-name="MP6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09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1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06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07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204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205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2">R</text:span><text:span text:style-name="MT133">epères du plan : Se </text:span><text:span text:style-name="MT134">déplacer</text:span></text:p>
      </style:header>
      <style:footer>
        <text:p text:style-name="MP6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Repères du plan : Se </text:span><text:span text:style-name="MT135">déplacer</text:span></text:p></draw:text-box></draw:frame><draw:g text:anchor-type="paragraph" draw:z-index="202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8">Repères du plan : se </text:span><text:span text:style-name="MT135">déplacer</text:span></text:p></draw:text-box></draw:frame><draw:g text:anchor-type="paragraph" draw:z-index="203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200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201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0">R</text:span>epères du plan : Se repérer</text:p>
      </style:header>
      <style:header-left>
        <text:p text:style-name="_5f_Header_20_G_20_page_20_paire_20__28_G_29_"><text:span text:style-name="MT50">R</text:span>epères du plan : Se repérer</text:p>
      </style:header-left>
      <style:footer>
        <text:p text:style-name="MP6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Repères du plan : Se repérer</text:p></draw:text-box></draw:frame><draw:g text:anchor-type="paragraph" draw:z-index="198" draw:name="Shape4_16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Repères du plan : se repérer</text:p></draw:text-box></draw:frame><draw:g text:anchor-type="paragraph" draw:z-index="199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6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97" draw:name="Shape4_17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36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90" draw:name="Shape7_8" draw:style-name="Mgr9" draw:text-style-name="MP16" svg:x1="9.042cm" svg:y1="0.36cm" svg:x2="20.461cm" svg:y2="0.36cm"><text:p/></draw:line><draw:path text:anchor-type="paragraph" draw:z-index="191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92" draw:name="Shape6_2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T<text:span text:style-name="MT138">itre de la série</text:span></text:p>
      </style:header>
      <style:header-left>
        <text:p text:style-name="MP80"><draw:line text:anchor-type="paragraph" draw:z-index="194" draw:name="Shape7_9" draw:style-name="Mgr9" draw:text-style-name="MP16" svg:x1="9.042cm" svg:y1="0.36cm" svg:x2="20.461cm" svg:y2="0.36cm"><text:p/></draw:line><draw:path text:anchor-type="paragraph" draw:z-index="195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96" draw:name="Shape6_5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T<text:span text:style-name="MT138">itre de la série</text:span></text:p>
      </style:header-left>
      <style:footer>
        <text:p text:style-name="MP6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93" draw:name="Shape8_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39">Angles</text:span> • <text:span text:style-name="MT13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1"><text:s text:c="15"/>A</text:span>ires : Aires de triangles</text:p>
      </style:header>
      <style:footer>
        <text:p text:style-name="MP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89" draw:name="Shape4_178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86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87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0"><text:s text:c="15"/>A</text:span><text:span text:style-name="MT140">ires : Problèmes d’aires</text:span></text:p>
      </style:header>
      <style:footer>
        <text:p text:style-name="MP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85" draw:name="Shape4_16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82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83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9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80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1"><text:s text:c="15"/>A</text:span>ires : Aires de disques</text:p>
      </style:header>
      <style:footer>
        <text:p text:style-name="MP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78" draw:name="Shape4_173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171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72" draw:name="Shape6_3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line text:anchor-type="paragraph" draw:z-index="173" draw:name="Shape7_6" draw:style-name="Mgr9" draw:text-style-name="MP16" svg:x1="9.042cm" svg:y1="0.36cm" svg:x2="20.461cm" svg:y2="0.36cm"><text:p/></draw:line>T<text:span text:style-name="MT138">itre de la série</text:span></text:p>
      </style:header>
      <style:header-left>
        <text:p text:style-name="MP80"><draw:path text:anchor-type="paragraph" draw:z-index="175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76" draw:name="Shape6_4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line text:anchor-type="paragraph" draw:z-index="177" draw:name="Shape7_3" draw:style-name="Mgr9" draw:text-style-name="MP16" svg:x1="9.042cm" svg:y1="0.36cm" svg:x2="20.461cm" svg:y2="0.36cm"><text:p/></draw:line>T<text:span text:style-name="MT138">itre de la série</text:span></text:p>
      </style:header-left>
      <style:footer>
        <text:p text:style-name="MP6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74" draw:name="Shape8_4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39">Angles</text:span> • <text:span text:style-name="MT13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1">Volumes : </text:span><text:span text:style-name="MT142">Calculs et conversions</text:span></text:p>
      </style:header>
      <style:header-left>
        <text:p text:style-name="_5f_Header_20_M_20_page_20_paire_20__28_G_29_"><text:span text:style-name="MT141">Volumes : </text:span><text:span text:style-name="MT142">Calculs et conversions</text:span></text:p>
      </style:header-left>
      <style:footer>
        <text:list xml:id="list447066405" text:style-name="_5f_Numérotation_20_des_20_exercices">
          <text:list-item>
            <text:list>
              <text:list-item>
                <text:p text:style-name="MP89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6">Volumes : </text:span><text:span text:style-name="MT143">Calculs et conversions</text:span> </text:p></draw:text-box></draw:frame><draw:g text:anchor-type="paragraph" draw:z-index="169" draw:name="Shape4_174" draw:style-name="Mgr1"><draw:path draw:style-name="Mgr10" draw:text-style-name="MP48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85731076532412" text:continue-numbering="true" text:style-name="_5f_Numérotation_20_des_20_exercices">
          <text:list-item>
            <text:list>
              <text:list-item>
                <text:p text:style-name="MP89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6">Volumes : </text:span><text:span text:style-name="MT143">Calculs et conversions</text:span> </text:p></draw:text-box></draw:frame><draw:g text:anchor-type="paragraph" draw:z-index="170" draw:name="Shape4_175" draw:style-name="Mgr1"><draw:path draw:style-name="Mgr10" draw:text-style-name="MP48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14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67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68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13">Géométrie plane</text:span> : <text:span text:style-name="MT144">D</text:span><text:span text:style-name="MT13">roites, </text:span><text:span text:style-name="MT145">demi-droites </text:span><text:span text:style-name="MT146">&amp; </text:span><text:span text:style-name="MT145">segments</text:span></text:p>
      </style:header>
      <style:footer>
        <text:p text:style-name="MP6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65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Géométrie plane : </text:span><text:span text:style-name="MT17">droites, </text:span><text:span text:style-name="MT147">DEMI-droites et segments</text:span></text:p></draw:text-box></draw:frame></text:p>
      </style:footer>
      <style:footer-left>
        <text:p text:style-name="MP6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66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droites, </text:span><text:span text:style-name="MT14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1"><text:s text:c="15"/>A</text:span>ires : Aire par comptage</text:p>
      </style:header>
      <style:footer>
        <text:p text:style-name="MP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64" draw:name="Shape4_16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148">Aires</text:span><text:span text:style-name="MT72"> <text:s/>: </text:span><text:span text:style-name="MT14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61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62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9">Aires </text:span>: <text:span text:style-name="MT149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58" draw:name="Shape4_20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59" draw:name="Shape4_20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2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1"><text:s text:c="15"/>A</text:span>ires : Calculer une aire</text:p>
      </style:header>
      <style:footer>
        <text:p text:style-name="MP1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157" draw:name="Shape4_218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0">Constructions géométriques : </text:span><text:span text:style-name="MT151">Reproduire</text:span></text:p>
      </style:header>
      <style:header-left>
        <text:p text:style-name="MP95"><text:span text:style-name="MT150">Constructions géométriques : </text:span><text:span text:style-name="MT151">Reproduire</text:span></text:p>
      </style:header-left>
      <style:footer>
        <text:p text:style-name="MP6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155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>
      <style:footer-left>
        <text:p text:style-name="MP6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156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6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53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3">G</text:span><text:span text:style-name="MT154">éométrie </text:span><text:span text:style-name="MT155">plane </text:span><text:span text:style-name="MT154">: </text:span><text:span text:style-name="MT155">vocabulaire</text:span></text:h></draw:text-box></draw:frame></text:p>
      </style:footer>
      <style:footer-left>
        <text:p text:style-name="MP6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54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3">G</text:span><text:span text:style-name="MT154">éométrie </text:span><text:span text:style-name="MT156">plane</text:span><text:span text:style-name="MT154"> : </text:span><text:span text:style-name="MT15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149" draw:name="Shape9" draw:style-name="Mgr8" draw:text-style-name="MP16" svg:x1="11.559cm" svg:y1="0.36cm" svg:x2="20.5cm" svg:y2="0.36cm"><text:p/></draw:line><draw:frame text:anchor-type="paragraph" draw:z-index="150" draw:name="Shape8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path text:anchor-type="paragraph" draw:z-index="151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57">itre de la série</text:span></text:p>
      </style:header>
      <style:footer>
        <text:p text:style-name="MP6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52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8">Éléments de géométrie</text:span> • <text:span text:style-name="MT15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148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0">Constructions géométriques : </text:span><text:span text:style-name="MT151">Reproduire</text:span></text:p>
      </style:header>
      <style:header-left>
        <text:p text:style-name="MP104"><text:span text:style-name="MT150">Constructions géométriques : </text:span><text:span text:style-name="MT151">Reproduire</text:span></text:p>
      </style:header-left>
      <style:footer>
        <text:p text:style-name="MP6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47" draw:name="Shape4_222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9">Constructions géométriques : </text:span><text:span text:style-name="MT160">Reproduire</text:span></text:p>
      </style:header>
      <style:header-left>
        <text:p text:style-name="_5f_Header_20_G_20_page_20_paire_20__28_G_29_"><text:span text:style-name="MT159">Constructions géométriques : </text:span><text:span text:style-name="MT160">Reproduire</text:span></text:p>
      </style:header-left>
      <style:footer>
        <text:p text:style-name="MP6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145" draw:name="Shape4_22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/text:span><text:span text:style-name="MT153">REPRODUIRE</text:span></text:p></draw:text-box></draw:frame></text:p>
      </style:footer>
      <style:footer-left>
        <text:p text:style-name="MP6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46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0">Constructions géométriques : </text:span><text:span text:style-name="MT151">Reproduire</text:span></text:p>
      </style:header>
      <style:footer>
        <text:p text:style-name="MP6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143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>
      <style:footer-left>
        <text:p text:style-name="MP6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144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9">Constructions géométriques : </text:span><text:span text:style-name="MT161">Rédiger</text:span></text:p>
      </style:header>
      <style:header-left>
        <text:p text:style-name="_5f_Header_20_G_20_page_20_paire_20__28_G_29_"><text:span text:style-name="MT159">Constructions géométriques : </text:span><text:span text:style-name="MT161">Rédiger</text:span></text:p>
      </style:header-left>
      <style:footer>
        <text:p text:style-name="MP6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42" draw:name="Shape4_22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/text:span><text:span text:style-name="MT16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3">S</text:span>olides : <text:span text:style-name="MT163">Vocabulaire, nature</text:span></text:p>
      </style:header>
      <style:header-left>
        <text:p text:style-name="_5f_Header_20_G_20_page_20_impaire_20__28_D_29_"><text:span text:style-name="MT163">S</text:span>olides : <text:span text:style-name="MT163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140" draw:name="Shape4_25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6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olides : Vocabulaire, NatuRE</text:p></draw:text-box></draw:frame><draw:g text:anchor-type="paragraph" draw:z-index="141" draw:name="Shape4_255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header-left>
        <text:p text:style-name="MP72"><text:span text:style-name="MT128">S</text:span><text:span text:style-name="MT129">olides</text:span> : <text:span text:style-name="MT128">Vocabulaire, nature</text:span></text:p>
      </style:header-left>
      <style:footer>
        <text:p text:style-name="MP6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38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39" draw:name="Shape4_25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3">S</text:span>olides : <text:span text:style-name="MT164">Perspective cavalière</text:span></text:p>
      </style:header>
      <style:header-left>
        <text:p text:style-name="_5f_Header_20_G_20_page_20_impaire_20__28_D_29_"><text:span text:style-name="MT163">S</text:span>olides : <text:span text:style-name="MT164">Perspective cavalière</text:span></text:p>
      </style:header-left>
      <style:footer>
        <text:p text:style-name="MP6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136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66">perspective cavalière</text:span></text:h></draw:text-box></draw:frame></text:p>
      </style:footer>
      <style:footer-left>
        <text:p text:style-name="MP6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137" draw:name="Shape4_2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5">solides : </text:span><text:span text:style-name="MT16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8">Solides : </text:span><text:span text:style-name="MT167">Patrons</text:span></text:p>
      </style:header>
      <style:header-left>
        <text:p text:style-name="_5f_Header_20_G_20_page_20_paire_20__28_G_29_"><text:span text:style-name="MT128">Solides : </text:span><text:span text:style-name="MT167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<text:span text:style-name="MT168">patrons</text:span></text:p></draw:text-box></draw:frame><draw:g text:anchor-type="paragraph" draw:z-index="134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8">patrons</text:span></text:h></draw:text-box></draw:frame><draw:g text:anchor-type="paragraph" draw:z-index="135" draw:name="Shape4_25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3">S</text:span>olides : <text:span text:style-name="MT169">Patrons</text:span></text:p>
      </style:header>
      <style:header-left>
        <text:p text:style-name="_5f_Header_20_G_20_page_20_impaire_20__28_D_29_"><text:span text:style-name="MT163">S</text:span>olides : <text:span text:style-name="MT169">Patrons</text:span></text:p>
      </style:header-left>
      <style:footer>
        <text:p text:style-name="MP6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132" draw:name="Shape4_22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70">Patrons</text:span></text:h></draw:text-box></draw:frame></text:p>
      </style:footer>
      <style:footer-left>
        <text:p text:style-name="MP6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133" draw:name="Shape4_25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5">solides : </text:span><text:span text:style-name="MT17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>
      <style:header-left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-left>
      <style:footer>
        <text:p text:style-name="MP6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30" draw:name="Shape4_24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31" draw:name="Shape4_24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8" draw:name="Shape4_2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9" draw:name="Shape4_24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16"> : </text:span><text:span text:style-name="MT175">Reconnaissance et axes</text:span></text:p>
      </style:header>
      <style:footer>
        <text:p text:style-name="MP1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126" draw:name="Shape4_24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0">S</text:span>ymétrie axiale : reconnaissance et axes</text:h></draw:text-box></draw:frame></text:p>
      </style:footer>
      <style:footer-left>
        <text:p text:style-name="MP6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127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4" draw:name="Shape4_24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5" draw:name="Shape4_24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16"> : </text:span><text:span text:style-name="MT174">Médiatrice d’un segment</text:span></text:p>
      </style:header>
      <style:footer>
        <text:p text:style-name="MP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122" draw:name="Shape4_24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S</text:span><text:span text:style-name="MT176">ymétrie axiale : </text:span><text:span text:style-name="MT177">Médiatrice d’un segment</text:span></text:h></draw:text-box></draw:frame></text:p>
      </style:footer>
      <style:footer-left>
        <text:p text:style-name="MP6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123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4">S</text:span><text:span text:style-name="MT176">ymétrie axiale : </text:span><text:span text:style-name="MT17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3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0" draw:name="Shape4_23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121" draw:name="Shape4_23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0">S</text:span><text:span text:style-name="MT16">ymétrie axiale : Constructions</text:span></text:p>
      </style:header>
      <style:footer>
        <text:p text:style-name="MP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18" draw:name="Shape4_23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50">S</text:span>ymétrie axiale : Constructions</text:h></draw:text-box></draw:frame></text:p>
      </style:footer>
      <style:footer-left>
        <text:p text:style-name="MP6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119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header-left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-left>
      <style:footer>
        <text:p text:style-name="MP6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16" draw:name="Shape4_23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17" draw:name="Shape4_236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16"> : </text:span><text:span text:style-name="MT179">Axes de symétrie de figures</text:span></text:p>
      </style:header>
      <style:header-left>
        <text:p text:style-name="MP111"><text:span text:style-name="MT178">Symétrie axiale</text:span><text:span text:style-name="MT16"> : </text:span><text:span text:style-name="MT179">Axes de symétrie de figures</text:span></text:p>
      </style:header-left>
      <style:footer>
        <text:p text:style-name="MP1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14" draw:name="Shape4_23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0">S</text:span>ymétrie axiale : axes de symétrie de figures</text:p></draw:text-box></draw:frame></text:p>
      </style:footer>
      <style:footer-left>
        <text:p text:style-name="MP6"><draw:frame draw:style-name="Mfr3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15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12" draw:name="Shape4_2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13" draw:name="Shape4_23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0">S</text:span>ymétrie : Propriétés</text:p>
      </style:header>
      <style:footer>
        <text:p text:style-name="MP1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110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0">S</text:span>ymétrie axiale : propriétés</text:p></draw:text-box></draw:frame></text:p>
      </style:footer>
      <style:footer-left>
        <text:p text:style-name="MP6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11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08" draw:name="Shape4_1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09" draw:name="Shape4_146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50">S</text:span>ymétrie axiale : pour aller plus loin</text:p>
      </style:header>
      <style:footer>
        <text:p text:style-name="MP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06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50">S</text:span>ymétrie axiale : pour aller plus loin</text:p></draw:text-box></draw:frame></text:p>
      </style:footer>
      <style:footer-left>
        <text:p text:style-name="MP6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07" draw:name="Shape4_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0" draw:name="Shape3_0" draw:style-name="Mgr14" draw:text-style-name="MP16" svg:x1="10.893cm" svg:y1="0.403cm" svg:x2="20.503cm" svg:y2="0.327cm"><text:p/></draw:line><draw:path text:anchor-type="char" draw:z-index="101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04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03" draw:name="Shape3_38" draw:style-name="Mgr14" draw:text-style-name="MP1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1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02" draw:name="Shape4_130" draw:style-name="Mgr1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105" draw:name="Shape4_264" draw:style-name="Mgr1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47" draw:name="Shape3_23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footer>
        <text:p text:style-name="MP1"><draw:frame draw:style-name="Mfr3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2"><draw:g text:anchor-type="paragraph" draw:z-index="48" draw:name="Shape4_26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10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9" draw:name="Shape4_26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0" draw:name="Shape4_26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1" draw:name="Shape4_2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9-19T08:57:28.171000000</dc:date>
    <meta:editing-duration>P3DT39M5S</meta:editing-duration>
    <meta:editing-cycles>377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870" meta:word-count="3352" meta:character-count="19872" meta:non-whitespace-character-count="16931"/>
    <meta:template xlink:type="simple" xlink:actuate="onRequest" xlink:title="Modele_cahier_numerique" xlink:href="../Modele_cahier_numerique.ott" meta:date="2021-06-26T11:37:57.266475964"/>
  </office:meta>
</office:document-meta>
</file>